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0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90.91pt"/>
    </style:style>
    <style:style style:name="co5" style:family="table-column">
      <style:table-column-properties fo:break-before="auto" style:column-width="154.3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148.96pt"/>
    </style:style>
    <style:style style:name="co11" style:family="table-column">
      <style:table-column-properties fo:break-before="auto" style:column-width="152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none" fo:padding="3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 fo:padding="3p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padding="4.99pt"/>
    </style:style>
    <style:style style:name="ce9" style:family="table-cell" style:parent-style-name="Default">
      <style:table-cell-properties fo:border="none" fo:padding="3pt"/>
    </style:style>
    <style:style style:name="ce10" style:family="table-cell" style:parent-style-name="Default">
      <style:table-cell-properties fo:border="0.06pt solid #000000" fo:padding="3pt"/>
    </style:style>
    <style:style style:name="ce11" style:family="table-cell" style:parent-style-name="Default">
      <style:table-cell-properties fo:background-color="transparent" fo:border="none" fo:padding="3pt"/>
    </style:style>
    <style:style style:name="ce12" style:family="table-cell" style:parent-style-name="Default">
      <style:table-cell-properties fo:border="0.06pt solid #000000" fo:padding="3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 fo:padding="3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 fo:padding="4.99pt"/>
    </style:style>
    <style:style style:name="ce15" style:family="table-cell" style:parent-style-name="Default">
      <style:table-cell-properties fo:border-bottom="none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padding="4.99pt" fo:border-right="0.06pt solid #000000" fo:border-top="none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transparent" fo:border="0.06pt solid #000000" fo:padding="3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0.06pt solid #000000" fo:padding="3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 fo:padding="3pt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fo:padding="3pt" style:vertical-align="middle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 fo:padding="4.99pt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fo:border="none" fo:padding="3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 fo:border="0.06pt solid #000000" fo:padding="3pt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 fo:padding="3pt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fo:padding="3pt"/>
      <style:text-properties style:use-window-font-color="tru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kl_TCKst" table:style-name="ta1">
        <table:table-column table:style-name="co1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/>
          <table:table-cell table:formula="of:=95288.7/3" office:value-type="float" office:value="31762.9" calcext:value-type="float">
            <text:p>31762.9</text:p>
          </table:table-cell>
          <table:table-cell office:value-type="float" office:value="15108.3" calcext:value-type="float">
            <text:p>15108.3</text:p>
          </table:table-cell>
          <table:table-cell office:value-type="float" office:value="2569.19" calcext:value-type="float">
            <text:p>2569.19</text:p>
          </table:table-cell>
          <table:table-cell office:value-type="float" office:value="4701.15" calcext:value-type="float">
            <text:p>4701.15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/>
          <table:table-cell table:style-name="ce5" office:value-type="float" office:value="15367" calcext:value-type="float">
            <text:p>15367</text:p>
          </table:table-cell>
          <table:table-cell office:value-type="float" office:value="14878.3" calcext:value-type="float">
            <text:p>14878.3</text:p>
          </table:table-cell>
          <table:table-cell office:value-type="float" office:value="2485.94" calcext:value-type="float">
            <text:p>2485.94</text:p>
          </table:table-cell>
          <table:table-cell office:value-type="float" office:value="4583.42" calcext:value-type="float">
            <text:p>4583.42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/>
          <table:table-cell table:formula="of:=186764/3" office:value-type="float" office:value="62254.6666666667" calcext:value-type="float">
            <text:p>62254.6666666667</text:p>
          </table:table-cell>
          <table:table-cell office:value-type="float" office:value="15201.3" calcext:value-type="float">
            <text:p>15201.3</text:p>
          </table:table-cell>
          <table:table-cell office:value-type="float" office:value="2436.89" calcext:value-type="float">
            <text:p>2436.89</text:p>
          </table:table-cell>
          <table:table-cell office:value-type="float" office:value="5080.35" calcext:value-type="float">
            <text:p>5080.35</text:p>
          </table:table-cell>
        </table:table-row>
        <table:table-row table:style-name="ro1">
          <table:table-cell table:style-name="ce2" office:value-type="float" office:value="0.3" calcext:value-type="float">
            <text:p>0.3</text:p>
          </table:table-cell>
          <table:table-cell/>
          <table:table-cell table:style-name="ce5" office:value-type="float" office:value="14889" calcext:value-type="float">
            <text:p>14889</text:p>
          </table:table-cell>
          <table:table-cell office:value-type="float" office:value="14667.8" calcext:value-type="float">
            <text:p>14667.8</text:p>
          </table:table-cell>
          <table:table-cell office:value-type="float" office:value="2590.23" calcext:value-type="float">
            <text:p>2590.23</text:p>
          </table:table-cell>
          <table:table-cell office:value-type="float" office:value="4703.07" calcext:value-type="float">
            <text:p>4703.07</text:p>
          </table:table-cell>
        </table:table-row>
        <table:table-row table:style-name="ro1">
          <table:table-cell table:style-name="ce2" office:value-type="float" office:value="0.4" calcext:value-type="float">
            <text:p>0.4</text:p>
          </table:table-cell>
          <table:table-cell/>
          <table:table-cell table:formula="of:=50911/3" office:value-type="float" office:value="16970.3333333333" calcext:value-type="float">
            <text:p>16970.3333333333</text:p>
          </table:table-cell>
          <table:table-cell office:value-type="float" office:value="14610.6" calcext:value-type="float">
            <text:p>14610.6</text:p>
          </table:table-cell>
          <table:table-cell office:value-type="float" office:value="2552.2" calcext:value-type="float">
            <text:p>2552.2</text:p>
          </table:table-cell>
          <table:table-cell office:value-type="float" office:value="4769.05" calcext:value-type="float">
            <text:p>4769.05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/>
          <table:table-cell table:style-name="ce5" office:value-type="float" office:value="16008.1" calcext:value-type="float">
            <text:p>16008.1</text:p>
          </table:table-cell>
          <table:table-cell office:value-type="float" office:value="14262.6" calcext:value-type="float">
            <text:p>14262.6</text:p>
          </table:table-cell>
          <table:table-cell office:value-type="float" office:value="2650.39" calcext:value-type="float">
            <text:p>2650.39</text:p>
          </table:table-cell>
          <table:table-cell office:value-type="float" office:value="4671.05" calcext:value-type="float">
            <text:p>4671.05</text:p>
          </table:table-cell>
        </table:table-row>
        <table:table-row table:style-name="ro1">
          <table:table-cell table:style-name="ce2" office:value-type="float" office:value="0.6" calcext:value-type="float">
            <text:p>0.6</text:p>
          </table:table-cell>
          <table:table-cell/>
          <table:table-cell table:formula="of:=42366.6/3" office:value-type="float" office:value="14122.2" calcext:value-type="float">
            <text:p>14122.2</text:p>
          </table:table-cell>
          <table:table-cell office:value-type="float" office:value="14316.1" calcext:value-type="float">
            <text:p>14316.1</text:p>
          </table:table-cell>
          <table:table-cell office:value-type="float" office:value="2536.34" calcext:value-type="float">
            <text:p>2536.34</text:p>
          </table:table-cell>
          <table:table-cell office:value-type="float" office:value="4759.41" calcext:value-type="float">
            <text:p>4759.41</text:p>
          </table:table-cell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/>
          <table:table-cell table:style-name="ce5" office:value-type="float" office:value="13815.2" calcext:value-type="float">
            <text:p>13815.2</text:p>
          </table:table-cell>
          <table:table-cell office:value-type="float" office:value="13997.9" calcext:value-type="float">
            <text:p>13997.9</text:p>
          </table:table-cell>
          <table:table-cell office:value-type="float" office:value="2416.11" calcext:value-type="float">
            <text:p>2416.11</text:p>
          </table:table-cell>
          <table:table-cell office:value-type="float" office:value="4688.8" calcext:value-type="float">
            <text:p>4688.8</text:p>
          </table:table-cell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/>
          <table:table-cell table:style-name="ce5" office:value-type="float" office:value="12511.8" calcext:value-type="float">
            <text:p>12511.8</text:p>
          </table:table-cell>
          <table:table-cell office:value-type="float" office:value="13529.8" calcext:value-type="float">
            <text:p>13529.8</text:p>
          </table:table-cell>
          <table:table-cell office:value-type="float" office:value="2168.44" calcext:value-type="float">
            <text:p>2168.4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/>
          <table:table-cell table:formula="of:=166840/3" office:value-type="float" office:value="55613.3333333333" calcext:value-type="float">
            <text:p>55613.3333333333</text:p>
          </table:table-cell>
          <table:table-cell office:value-type="float" office:value="13253.2" calcext:value-type="float">
            <text:p>13253.2</text:p>
          </table:table-cell>
          <table:table-cell office:value-type="float" office:value="2354.54" calcext:value-type="float">
            <text:p>2354.54</text:p>
          </table:table-cell>
          <table:table-cell office:value-type="float" office:value="4749.7" calcext:value-type="float">
            <text:p>4749.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28157.5/3" office:value-type="float" office:value="9385.83333333333" calcext:value-type="float">
            <text:p>9385.8333333333</text:p>
          </table:table-cell>
          <table:table-cell office:value-type="float" office:value="12597.8" calcext:value-type="float">
            <text:p>12597.8</text:p>
          </table:table-cell>
          <table:table-cell office:value-type="float" office:value="2015.55" calcext:value-type="float">
            <text:p>2015.55</text:p>
          </table:table-cell>
          <table:table-cell office:value-type="float" office:value="3713.89" calcext:value-type="float">
            <text:p>3713.89</text:p>
          </table:table-cell>
        </table:table-row>
        <table:table-row table:style-name="ro1" table:number-rows-repeated="2">
          <table:table-cell table:style-name="ce1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CKst+ODDst" table:style-name="ta1">
        <table:table-column table:style-name="co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ams/dataset</text:p>
          </table:table-cell>
          <table:table-cell table:style-name="ce4" office:value-type="string" calcext:value-type="string">
            <text:p>CAS</text:p>
          </table:table-cell>
          <table:table-cell table:style-name="ce4" office:value-type="string" calcext:value-type="string">
            <text:p>NCI1</text:p>
          </table:table-cell>
          <table:table-cell table:style-name="ce4" office:value-type="string" calcext:value-type="string">
            <text:p>AIDS</text:p>
          </table:table-cell>
          <table:table-cell table:style-name="ce4" office:value-type="string" calcext:value-type="string">
            <text:p>CPDB</text:p>
          </table:table-cell>
          <table:table-cell table:style-name="ce4" office:value-type="string" calcext:value-type="string">
            <text:p>GDD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5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5"/>
        </table:table-row>
      </table:table>
      <table:table table:name="Sheet3" table:style-name="ta1">
        <table:table-column table:style-name="co4" table:default-cell-style-name="ce6"/>
        <table:table-column table:style-name="co2" table:number-columns-repeated="2" table:default-cell-style-name="ce9"/>
        <table:table-column table:style-name="co2" table:number-columns-repeated="2" table:default-cell-style-name="ce10"/>
        <table:table-column table:style-name="co2" table:default-cell-style-name="ce9"/>
        <table:table-row table:style-name="ro2">
          <table:table-cell office:value-type="string" calcext:value-type="string">
            <text:p>metodo</text:p>
          </table:table-cell>
          <table:table-cell table:style-name="ce6" office:value-type="string" calcext:value-type="string">
            <text:p>CAS</text:p>
          </table:table-cell>
          <table:table-cell table:style-name="ce6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6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number-columns-repeated="2"/>
          <table:table-cell table:style-name="ce12" office:value-type="float" office:value="263638.431667" calcext:value-type="float">
            <text:p>263638.431667</text:p>
          </table:table-cell>
          <table:table-cell table:style-name="ce12" office:value-type="float" office:value="35883.680635" calcext:value-type="float">
            <text:p>35883.680635</text:p>
          </table:table-cell>
          <table:table-cell office:value-type="float" office:value="93942.013262" calcext:value-type="float">
            <text:p>93942.013262</text:p>
          </table:table-cell>
        </table:table-row>
        <table:table-row table:style-name="ro2">
          <table:table-cell table:style-name="ce7" office:value-type="string" calcext:value-type="string">
            <text:p>ODD_ST con MKL*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number-columns-repeated="2"/>
          <table:table-cell office:value-type="float" office:value="274379.05" calcext:value-type="float">
            <text:p>274379.05</text:p>
          </table:table-cell>
          <table:table-cell office:value-type="float" office:value="23623.667691" calcext:value-type="float">
            <text:p>23623.667691</text:p>
          </table:table-cell>
          <table:table-cell office:value-type="float" office:value="92813.204706" calcext:value-type="float">
            <text:p>92813.204706</text:p>
          </table:table-cell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style-name="ce10" office:value-type="float" office:value="1246957.644" calcext:value-type="float">
            <text:p>1246957.644</text:p>
          </table:table-cell>
          <table:table-cell table:style-name="ce10" office:value-type="float" office:value="4670194.7935" calcext:value-type="float">
            <text:p>4670194.7935</text:p>
          </table:table-cell>
          <table:table-cell office:value-type="float" office:value="122196.961" calcext:value-type="float">
            <text:p>122196.961</text:p>
          </table:table-cell>
          <table:table-cell office:value-type="float" office:value="32725.453" calcext:value-type="float">
            <text:p>32725.453</text:p>
          </table:table-cell>
          <table:table-cell table:style-name="ce10" office:value-type="float" office:value="16087.593" calcext:value-type="float">
            <text:p>16087.593</text:p>
          </table:table-cell>
        </table:table-row>
        <table:table-row table:style-name="ro2">
          <table:table-cell office:value-type="string" calcext:value-type="string">
            <text:p>TCK_ST con SVM</text:p>
          </table:table-cell>
          <table:table-cell table:style-name="ce10" office:value-type="float" office:value="1725032.799" calcext:value-type="float">
            <text:p>1725032.799</text:p>
          </table:table-cell>
          <table:table-cell table:style-name="ce12" office:value-type="float" office:value="4676223.4665" calcext:value-type="float">
            <text:p>4676223.4665</text:p>
          </table:table-cell>
          <table:table-cell office:value-type="float" office:value="150513.118" calcext:value-type="float">
            <text:p>150513.118</text:p>
          </table:table-cell>
          <table:table-cell office:value-type="float" office:value="36777.999" calcext:value-type="float">
            <text:p>36777.999</text:p>
          </table:table-cell>
          <table:table-cell table:style-name="ce12" office:value-type="float" office:value="6809.423" calcext:value-type="float">
            <text:p>6809.423</text:p>
          </table:table-cell>
        </table:table-row>
        <table:table-row table:style-name="ro2">
          <table:table-cell office:value-type="string" calcext:value-type="string">
            <text:p>ODDS_ST, TCK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ODD_ST con MKL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CK_ST con MKL</text:p>
          </table:table-cell>
          <table:table-cell table:style-name="ce11"/>
          <table:table-cell table:number-columns-repeated="2"/>
          <table:table-cell table:style-name="ce12"/>
          <table:table-cell/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 office:value-type="string" calcext:value-type="string">
            <text:p>* in questi casi l'approccio MKL e` stato utilizzato dopo aver suddiviso in bucket le feature dei kernel coinvolti.</text:p>
          </table:table-cell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ST final" table:style-name="ta1">
        <table:shapes>
          <draw:frame draw:z-index="0" draw:style-name="gr1" draw:text-style-name="P1" svg:width="453.51pt" svg:height="255.09pt" svg:x="49.83pt" svg:y="198.23pt">
            <loext:p draw:notify-on-update-of-ranges="'ST final'.I2:'ST final'.M2 'ST final'.H3:'ST final'.H3 'ST final'.I3:'ST final'.M3 'ST final'.H4:'ST final'.H4 'ST final'.I4:'ST final'.M4 'ST final'.H5:'ST final'.H5 'ST final'.I5:'ST final'.M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5"/>
        <table:table-column table:style-name="co6" table:default-cell-style-name="Default"/>
        <table:table-column table:style-name="co7" table:default-cell-style-name="ce10"/>
        <table:table-column table:style-name="co8" table:default-cell-style-name="ce19"/>
        <table:table-column table:style-name="co2" table:number-columns-repeated="2" table:default-cell-style-name="ce19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KL (ODD_ST, TCK_ST)*</text:p>
          </table:table-cell>
          <table:table-cell table:number-columns-repeated="2"/>
          <table:table-cell table:style-name="ce12" table:number-columns-repeated="2"/>
          <table:table-cell table:style-name="ce10"/>
          <table:table-cell table:number-columns-repeated="2"/>
          <table:table-cell table:style-name="ce6" office:value-type="string" calcext:value-type="string">
            <text:p>1503 (AIDS)</text:p>
          </table:table-cell>
          <table:table-cell table:style-name="ce6" office:value-type="string" calcext:value-type="string">
            <text:p>4337 (CAS)</text:p>
          </table:table-cell>
          <table:table-cell table:style-name="ce29" office:value-type="string" calcext:value-type="string">
            <text:p>684 (CPDB)</text:p>
          </table:table-cell>
          <table:table-cell table:style-name="ce6" office:value-type="string" calcext:value-type="string">
            <text:p>1178 (GDD)</text:p>
          </table:table-cell>
          <table:table-cell table:style-name="ce6" office:value-type="string" calcext:value-type="string">
            <text:p>4110 (NCI1)</text:p>
          </table:table-cell>
        </table:table-row>
        <table:table-row table:style-name="ro3">
          <table:table-cell table:style-name="ce16" office:value-type="string" calcext:value-type="string">
            <text:p>MKL (ODD_ST)*</text:p>
          </table:table-cell>
          <table:table-cell table:style-name="ce18" table:number-columns-repeated="5"/>
          <table:table-cell/>
          <table:table-cell table:style-name="ce24" office:value-type="string" calcext:value-type="string">
            <text:p>MKL (TCK_ST)*</text:p>
          </table:table-cell>
          <table:table-cell table:style-name="ce26" office:value-type="float" office:value="13273.57" calcext:value-type="float">
            <text:p>13273.57</text:p>
          </table:table-cell>
          <table:table-cell table:style-name="ce27" office:value-type="float" office:value="280997.32" calcext:value-type="float">
            <text:p>280997.32</text:p>
          </table:table-cell>
          <table:table-cell table:style-name="ce26" office:value-type="float" office:value="1768.88" calcext:value-type="float">
            <text:p>1768.88</text:p>
          </table:table-cell>
          <table:table-cell table:style-name="ce26" office:value-type="float" office:value="5219" calcext:value-type="float">
            <text:p>5219</text:p>
          </table:table-cell>
          <table:table-cell table:style-name="ce28" office:value-type="float" office:value="233982.28" calcext:value-type="float">
            <text:p>233982.28</text:p>
          </table:table-cell>
        </table:table-row>
        <table:table-row table:style-name="ro3">
          <table:table-cell table:style-name="ce17" office:value-type="string" calcext:value-type="string">
            <text:p>MKL (TCK_ST)*</text:p>
          </table:table-cell>
          <table:table-cell table:style-name="ce19" office:value-type="float" office:value="280997.32" calcext:value-type="float">
            <text:p>280997.32</text:p>
          </table:table-cell>
          <table:table-cell table:style-name="ce20" office:value-type="float" office:value="233982.28" calcext:value-type="float">
            <text:p>233982.28</text:p>
          </table:table-cell>
          <table:table-cell office:value-type="float" office:value="13273.57" calcext:value-type="float">
            <text:p>13273.57</text:p>
          </table:table-cell>
          <table:table-cell office:value-type="float" office:value="1768.88" calcext:value-type="float">
            <text:p>1768.88</text:p>
          </table:table-cell>
          <table:table-cell office:value-type="float" office:value="5219" calcext:value-type="float">
            <text:p>5219</text:p>
          </table:table-cell>
          <table:table-cell/>
          <table:table-cell table:style-name="ce25" office:value-type="string" calcext:value-type="string">
            <text:p>MKL (TCK_ST)</text:p>
          </table:table-cell>
          <table:table-cell table:style-name="ce26" office:value-type="float" office:value="15231.23" calcext:value-type="float">
            <text:p>15231.23</text:p>
          </table:table-cell>
          <table:table-cell table:style-name="ce28" office:value-type="float" office:value="299647.71" calcext:value-type="float">
            <text:p>299647.71</text:p>
          </table:table-cell>
          <table:table-cell table:style-name="ce26" office:value-type="float" office:value="2103.2" calcext:value-type="float">
            <text:p>2103.2</text:p>
          </table:table-cell>
          <table:table-cell table:style-name="ce26" office:value-type="float" office:value="5906.0099" calcext:value-type="float">
            <text:p>5906.0099</text:p>
          </table:table-cell>
          <table:table-cell table:style-name="ce27" office:value-type="float" office:value="251884.87" calcext:value-type="float">
            <text:p>251884.87</text:p>
          </table:table-cell>
        </table:table-row>
        <table:table-row table:style-name="ro3">
          <table:table-cell office:value-type="string" calcext:value-type="string">
            <text:p>MKL (ODDS_ST, TCK_ST)</text:p>
          </table:table-cell>
          <table:table-cell table:style-name="ce10" office:value-type="float" office:value="347666.03" calcext:value-type="float">
            <text:p>347666.03</text:p>
          </table:table-cell>
          <table:table-cell table:style-name="ce22"/>
          <table:table-cell table:style-name="ce20" office:value-type="float" office:value="23613.1" calcext:value-type="float">
            <text:p>23613.1</text:p>
          </table:table-cell>
          <table:table-cell table:style-name="ce20" office:value-type="float" office:value="3479.7799" calcext:value-type="float">
            <text:p>3479.7799</text:p>
          </table:table-cell>
          <table:table-cell table:style-name="ce20" office:value-type="float" office:value="7246.61" calcext:value-type="float">
            <text:p>7246.61</text:p>
          </table:table-cell>
          <table:table-cell/>
          <table:table-cell table:style-name="ce25" office:value-type="string" calcext:value-type="string">
            <text:p>SVM (TCK_ST)</text:p>
          </table:table-cell>
          <table:table-cell table:style-name="ce26" office:value-type="float" office:value="29855.75" calcext:value-type="float">
            <text:p>29855.75</text:p>
          </table:table-cell>
          <table:table-cell table:style-name="ce27" office:value-type="float" office:value="288089.45999" calcext:value-type="float">
            <text:p>288089.45999</text:p>
          </table:table-cell>
          <table:table-cell table:style-name="ce26" office:value-type="float" office:value="7814.8899" calcext:value-type="float">
            <text:p>7814.8899</text:p>
          </table:table-cell>
          <table:table-cell table:style-name="ce26" office:value-type="float" office:value="3298.54" calcext:value-type="float">
            <text:p>3298.54</text:p>
          </table:table-cell>
          <table:table-cell table:style-name="ce27" office:value-type="float" office:value="264164.4699" calcext:value-type="float">
            <text:p>264164.4699</text:p>
          </table:table-cell>
        </table:table-row>
        <table:table-row table:style-name="ro3">
          <table:table-cell office:value-type="string" calcext:value-type="string">
            <text:p>MKL (ODD_ST)</text:p>
          </table:table-cell>
          <table:table-cell table:style-name="ce20" office:value-type="float" office:value="286556.86" calcext:value-type="float">
            <text:p>286556.86</text:p>
          </table:table-cell>
          <table:table-cell table:style-name="ce20" office:value-type="float" office:value="245236.95" calcext:value-type="float">
            <text:p>245236.95</text:p>
          </table:table-cell>
          <table:table-cell table:style-name="ce20" office:value-type="float" office:value="15595.5" calcext:value-type="float">
            <text:p>15595.5</text:p>
          </table:table-cell>
          <table:table-cell table:style-name="ce20" office:value-type="float" office:value="2060.8599" calcext:value-type="float">
            <text:p>2060.8599</text:p>
          </table:table-cell>
          <table:table-cell table:style-name="ce20" office:value-type="float" office:value="5735.9499" calcext:value-type="float">
            <text:p>5735.9499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3">
          <table:table-cell office:value-type="string" calcext:value-type="string">
            <text:p>MKL (TCK_ST)</text:p>
          </table:table-cell>
          <table:table-cell table:style-name="ce21" office:value-type="float" office:value="299647.71" calcext:value-type="float">
            <text:p>299647.71</text:p>
          </table:table-cell>
          <table:table-cell table:style-name="ce23" office:value-type="float" office:value="251884.87" calcext:value-type="float">
            <text:p>251884.87</text:p>
          </table:table-cell>
          <table:table-cell office:value-type="float" office:value="15231.23" calcext:value-type="float">
            <text:p>15231.23</text:p>
          </table:table-cell>
          <table:table-cell office:value-type="float" office:value="2103.2" calcext:value-type="float">
            <text:p>2103.2</text:p>
          </table:table-cell>
          <table:table-cell office:value-type="float" office:value="5906.0099" calcext:value-type="float">
            <text:p>5906.0099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3">
          <table:table-cell office:value-type="string" calcext:value-type="string">
            <text:p>SVM (TCK_ST + ODD_ST)</text:p>
          </table:table-cell>
          <table:table-cell table:style-name="ce10"/>
          <table:table-cell/>
          <table:table-cell table:style-name="ce20" table:number-columns-repeated="3"/>
          <table:table-cell table:number-columns-repeated="7"/>
        </table:table-row>
        <table:table-row table:style-name="ro3">
          <table:table-cell table:style-name="ce17" office:value-type="string" calcext:value-type="string">
            <text:p>SVM (TCK_ST)</text:p>
          </table:table-cell>
          <table:table-cell table:style-name="ce19" office:value-type="float" office:value="288089.45999" calcext:value-type="float">
            <text:p>288089.45999</text:p>
          </table:table-cell>
          <table:table-cell table:style-name="ce19" office:value-type="float" office:value="264164.4699" calcext:value-type="float">
            <text:p>264164.4699</text:p>
          </table:table-cell>
          <table:table-cell office:value-type="float" office:value="29855.75" calcext:value-type="float">
            <text:p>29855.75</text:p>
          </table:table-cell>
          <table:table-cell office:value-type="float" office:value="7814.8899" calcext:value-type="float">
            <text:p>7814.8899</text:p>
          </table:table-cell>
          <table:table-cell office:value-type="float" office:value="3298.54" calcext:value-type="float">
            <text:p>3298.54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3">
          <table:table-cell table:style-name="Default"/>
          <table:table-cell/>
          <table:table-cell table:style-name="ce8"/>
          <table:table-cell table:style-name="ce14"/>
          <table:table-cell table:style-name="ce8"/>
          <table:table-cell table:style-name="Default"/>
          <table:table-cell table:number-columns-repeated="7"/>
        </table:table-row>
      </table:table>
      <table:table table:name="ST+ final" table:style-name="ta1">
        <table:table-column table:style-name="co10" table:default-cell-style-name="ce13"/>
        <table:table-column table:style-name="co2" table:number-columns-repeated="5" table:default-cell-style-name="ce20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+, TCK_ST+ con MKL*</text:p>
          </table:table-cell>
          <table:table-cell table:style-name="ce10" table:number-columns-repeated="2"/>
          <table:table-cell table:style-name="ce12" table:number-columns-repeated="2"/>
          <table:table-cell table:style-name="ce10"/>
        </table:table-row>
        <table:table-row table:style-name="ro2">
          <table:table-cell table:style-name="ce30" office:value-type="string" calcext:value-type="string">
            <text:p>ODD_ST+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TCK_ST+ con MKL*</text:p>
          </table:table-cell>
          <table:table-cell table:style-name="ce10" table:number-columns-repeated="2"/>
          <table:table-cell table:style-name="ce10" office:value-type="float" office:value="10383.54" calcext:value-type="float">
            <text:p>10383.54</text:p>
          </table:table-cell>
          <table:table-cell table:style-name="ce10" office:value-type="float" office:value="1435.74" calcext:value-type="float">
            <text:p>1435.74</text:p>
          </table:table-cell>
          <table:table-cell table:style-name="ce10" office:value-type="float" office:value="4463.23" calcext:value-type="float">
            <text:p>4463.23</text:p>
          </table:table-cell>
        </table:table-row>
        <table:table-row table:style-name="ro2">
          <table:table-cell office:value-type="string" calcext:value-type="string">
            <text:p>ODDS_ST+, TCK_ST+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_ST+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+ con MKL</text:p>
          </table:table-cell>
          <table:table-cell office:value-type="float" office:value="233809.02" calcext:value-type="float">
            <text:p>233809.02</text:p>
          </table:table-cell>
          <table:table-cell office:value-type="float" office:value="194816.36" calcext:value-type="float">
            <text:p>194816.36</text:p>
          </table:table-cell>
          <table:table-cell office:value-type="float" office:value="11528.67" calcext:value-type="float">
            <text:p>11528.67</text:p>
          </table:table-cell>
          <table:table-cell table:style-name="ce27" office:value-type="float" office:value="1884.27" calcext:value-type="float">
            <text:p>1884.27</text:p>
          </table:table-cell>
          <table:table-cell office:value-type="float" office:value="4641.18" calcext:value-type="float">
            <text:p>4641.18</text:p>
          </table:table-cell>
        </table:table-row>
        <table:table-row table:style-name="ro2">
          <table:table-cell office:value-type="string" calcext:value-type="string">
            <text:p>TCK_ST+ (+ODD_ST+) con SV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+ con SVM</text:p>
          </table:table-cell>
          <table:table-cell office:value-type="float" office:value="226882.42" calcext:value-type="float">
            <text:p>226882.42</text:p>
          </table:table-cell>
          <table:table-cell table:style-name="ce27"/>
          <table:table-cell office:value-type="float" office:value="21109.49" calcext:value-type="float">
            <text:p>21109.49</text:p>
          </table:table-cell>
          <table:table-cell office:value-type="float" office:value="5477.92" calcext:value-type="float">
            <text:p>5477.92</text:p>
          </table:table-cell>
          <table:table-cell table:style-name="ce27" office:value-type="float" office:value="3503.45" calcext:value-type="float">
            <text:p>3503.45</text:p>
          </table:table-cell>
        </table:table-row>
        <table:table-row table:style-name="ro1">
          <table:table-cell table:style-name="Default" table:number-columns-repeated="6"/>
        </table:table-row>
        <table:table-row table:style-name="ro3">
          <table:table-cell table:style-name="ce8"/>
          <table:table-cell table:style-name="Default"/>
          <table:table-cell table:style-name="ce8"/>
          <table:table-cell table:style-name="ce14"/>
          <table:table-cell table:style-name="ce8"/>
          <table:table-cell table:style-name="Default"/>
        </table:table-row>
      </table:table>
      <table:table table:name="WL final" table:style-name="ta1">
        <table:table-column table:style-name="co11" table:default-cell-style-name="ce13"/>
        <table:table-column table:style-name="co2" table:number-columns-repeated="5" table:default-cell-style-name="ce20"/>
        <table:table-row table:style-name="ro2">
          <table:table-cell office:value-type="string" calcext:value-type="string">
            <text:p>metodo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ODD_ST, TCK_ST con MKL*</text:p>
          </table:table-cell>
          <table:table-cell table:style-name="ce10" table:number-columns-repeated="2"/>
          <table:table-cell table:style-name="ce12" table:number-columns-repeated="2"/>
          <table:table-cell table:style-name="ce10"/>
        </table:table-row>
        <table:table-row table:style-name="ro2">
          <table:table-cell table:style-name="ce30" office:value-type="string" calcext:value-type="string">
            <text:p>ODD_ST con MKL*</text:p>
          </table:table-cell>
          <table:table-cell table:style-name="ce10" table:number-columns-repeated="5"/>
        </table:table-row>
        <table:table-row table:style-name="ro2">
          <table:table-cell office:value-type="string" calcext:value-type="string">
            <text:p>TCK_ST con MKL*</text:p>
          </table:table-cell>
          <table:table-cell table:style-name="ce10" office:value-type="float" office:value="195204.44" calcext:value-type="float">
            <text:p>195204.44</text:p>
          </table:table-cell>
          <table:table-cell table:style-name="ce10" office:value-type="float" office:value="160413.38" calcext:value-type="float">
            <text:p>160413.38</text:p>
          </table:table-cell>
          <table:table-cell table:style-name="ce10" office:value-type="float" office:value="8402.91" calcext:value-type="float">
            <text:p>8402.91</text:p>
          </table:table-cell>
          <table:table-cell table:style-name="ce10" office:value-type="float" office:value="911.18" calcext:value-type="float">
            <text:p>911.18</text:p>
          </table:table-cell>
          <table:table-cell table:style-name="ce10" office:value-type="float" office:value="3036.13" calcext:value-type="float">
            <text:p>3036.13</text:p>
          </table:table-cell>
        </table:table-row>
        <table:table-row table:style-name="ro2">
          <table:table-cell office:value-type="string" calcext:value-type="string">
            <text:p>ODDS_ST, TCK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_ST con MK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MKL</text:p>
          </table:table-cell>
          <table:table-cell office:value-type="float" office:value="189805.83" calcext:value-type="float">
            <text:p>189805.83</text:p>
          </table:table-cell>
          <table:table-cell office:value-type="float" office:value="172659.05" calcext:value-type="float">
            <text:p>172659.05</text:p>
          </table:table-cell>
          <table:table-cell office:value-type="float" office:value="8730.86" calcext:value-type="float">
            <text:p>8730.86</text:p>
          </table:table-cell>
          <table:table-cell table:style-name="ce27" office:value-type="float" office:value="1030.77" calcext:value-type="float">
            <text:p>1030.77</text:p>
          </table:table-cell>
          <table:table-cell office:value-type="float" office:value="3008.87" calcext:value-type="float">
            <text:p>3008.87</text:p>
          </table:table-cell>
        </table:table-row>
        <table:table-row table:style-name="ro2">
          <table:table-cell office:value-type="string" calcext:value-type="string">
            <text:p>TCK_ST (+ODD_ST) con SV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K_ST con SVM</text:p>
          </table:table-cell>
          <table:table-cell office:value-type="float" office:value="29857.61" calcext:value-type="float">
            <text:p>29857.61</text:p>
          </table:table-cell>
          <table:table-cell table:style-name="ce27" office:value-type="float" office:value="23494.95" calcext:value-type="float">
            <text:p>23494.95</text:p>
          </table:table-cell>
          <table:table-cell office:value-type="float" office:value="2757.74" calcext:value-type="float">
            <text:p>2757.74</text:p>
          </table:table-cell>
          <table:table-cell office:value-type="float" office:value="710.85" calcext:value-type="float">
            <text:p>710.85</text:p>
          </table:table-cell>
          <table:table-cell table:style-name="ce27" office:value-type="float" office:value="1195.2" calcext:value-type="float">
            <text:p>1195.2</text:p>
          </table:table-cell>
        </table:table-row>
      </table:table>
      <table:table table:name="scratch" table:style-name="ta1">
        <table:table-column table:style-name="co2" table:number-columns-repeated="14" table:default-cell-style-name="Default"/>
        <table:table-row table:style-name="ro1">
          <table:table-cell office:value-type="float" office:value="1377.92" calcext:value-type="float">
            <text:p>1377.92</text:p>
          </table:table-cell>
          <table:table-cell office:value-type="float" office:value="1603.29" calcext:value-type="float">
            <text:p>1603.29</text:p>
          </table:table-cell>
          <table:table-cell/>
          <table:table-cell office:value-type="float" office:value="218.7" calcext:value-type="float">
            <text:p>218.7</text:p>
          </table:table-cell>
          <table:table-cell office:value-type="float" office:value="197.42" calcext:value-type="float">
            <text:p>197.42</text:p>
          </table:table-cell>
          <table:table-cell/>
          <table:table-cell office:value-type="float" office:value="510.36" calcext:value-type="float">
            <text:p>510.36</text:p>
          </table:table-cell>
          <table:table-cell office:value-type="float" office:value="586.07" calcext:value-type="float">
            <text:p>586.07</text:p>
          </table:table-cell>
          <table:table-cell/>
          <table:table-cell office:value-type="float" office:value="30459.81" calcext:value-type="float">
            <text:p>30459.81</text:p>
          </table:table-cell>
          <table:table-cell office:value-type="float" office:value="28774.11" calcext:value-type="float">
            <text:p>28774.11</text:p>
          </table:table-cell>
          <table:table-cell/>
          <table:table-cell office:value-type="float" office:value="24565.05" calcext:value-type="float">
            <text:p>24565.05</text:p>
          </table:table-cell>
          <table:table-cell office:value-type="float" office:value="26939.77" calcext:value-type="float">
            <text:p>26939.77</text:p>
          </table:table-cell>
        </table:table-row>
        <table:table-row table:style-name="ro1">
          <table:table-cell office:value-type="float" office:value="1359.18" calcext:value-type="float">
            <text:p>1359.18</text:p>
          </table:table-cell>
          <table:table-cell office:value-type="float" office:value="1519.12" calcext:value-type="float">
            <text:p>1519.12</text:p>
          </table:table-cell>
          <table:table-cell/>
          <table:table-cell office:value-type="float" office:value="206.42" calcext:value-type="float">
            <text:p>206.42</text:p>
          </table:table-cell>
          <table:table-cell office:value-type="float" office:value="171.26" calcext:value-type="float">
            <text:p>171.26</text:p>
          </table:table-cell>
          <table:table-cell/>
          <table:table-cell office:value-type="float" office:value="509.03" calcext:value-type="float">
            <text:p>509.03</text:p>
          </table:table-cell>
          <table:table-cell office:value-type="float" office:value="585.31" calcext:value-type="float">
            <text:p>585.31</text:p>
          </table:table-cell>
          <table:table-cell/>
          <table:table-cell office:value-type="float" office:value="30372.92" calcext:value-type="float">
            <text:p>30372.92</text:p>
          </table:table-cell>
          <table:table-cell office:value-type="float" office:value="28260.95" calcext:value-type="float">
            <text:p>28260.95</text:p>
          </table:table-cell>
          <table:table-cell/>
          <table:table-cell office:value-type="float" office:value="24069.62" calcext:value-type="float">
            <text:p>24069.62</text:p>
          </table:table-cell>
          <table:table-cell office:value-type="float" office:value="27268.13" calcext:value-type="float">
            <text:p>27268.13</text:p>
          </table:table-cell>
        </table:table-row>
        <table:table-row table:style-name="ro1">
          <table:table-cell office:value-type="float" office:value="1310.81" calcext:value-type="float">
            <text:p>1310.81</text:p>
          </table:table-cell>
          <table:table-cell office:value-type="float" office:value="1532.39" calcext:value-type="float">
            <text:p>1532.39</text:p>
          </table:table-cell>
          <table:table-cell/>
          <table:table-cell office:value-type="float" office:value="202.09" calcext:value-type="float">
            <text:p>202.09</text:p>
          </table:table-cell>
          <table:table-cell office:value-type="float" office:value="169.47" calcext:value-type="float">
            <text:p>169.47</text:p>
          </table:table-cell>
          <table:table-cell/>
          <table:table-cell office:value-type="float" office:value="516.9" calcext:value-type="float">
            <text:p>516.9</text:p>
          </table:table-cell>
          <table:table-cell office:value-type="float" office:value="593.04" calcext:value-type="float">
            <text:p>593.04</text:p>
          </table:table-cell>
          <table:table-cell/>
          <table:table-cell office:value-type="float" office:value="30118.89" calcext:value-type="float">
            <text:p>30118.89</text:p>
          </table:table-cell>
          <table:table-cell office:value-type="float" office:value="27723.36" calcext:value-type="float">
            <text:p>27723.36</text:p>
          </table:table-cell>
          <table:table-cell/>
          <table:table-cell office:value-type="float" office:value="23273.74" calcext:value-type="float">
            <text:p>23273.74</text:p>
          </table:table-cell>
          <table:table-cell office:value-type="float" office:value="25796.53" calcext:value-type="float">
            <text:p>25796.53</text:p>
          </table:table-cell>
        </table:table-row>
        <table:table-row table:style-name="ro1">
          <table:table-cell office:value-type="float" office:value="1303.02" calcext:value-type="float">
            <text:p>1303.02</text:p>
          </table:table-cell>
          <table:table-cell office:value-type="float" office:value="1521.26" calcext:value-type="float">
            <text:p>1521.26</text:p>
          </table:table-cell>
          <table:table-cell/>
          <table:table-cell office:value-type="float" office:value="200.93" calcext:value-type="float">
            <text:p>200.93</text:p>
          </table:table-cell>
          <table:table-cell office:value-type="float" office:value="165.53" calcext:value-type="float">
            <text:p>165.53</text:p>
          </table:table-cell>
          <table:table-cell/>
          <table:table-cell office:value-type="float" office:value="519.27" calcext:value-type="float">
            <text:p>519.27</text:p>
          </table:table-cell>
          <table:table-cell office:value-type="float" office:value="580.33" calcext:value-type="float">
            <text:p>580.33</text:p>
          </table:table-cell>
          <table:table-cell/>
          <table:table-cell office:value-type="float" office:value="28312.88" calcext:value-type="float">
            <text:p>28312.88</text:p>
          </table:table-cell>
          <table:table-cell office:value-type="float" office:value="27613.87" calcext:value-type="float">
            <text:p>27613.87</text:p>
          </table:table-cell>
          <table:table-cell/>
          <table:table-cell office:value-type="float" office:value="22983.11" calcext:value-type="float">
            <text:p>22983.11</text:p>
          </table:table-cell>
          <table:table-cell office:value-type="float" office:value="25117.64" calcext:value-type="float">
            <text:p>25117.64</text:p>
          </table:table-cell>
        </table:table-row>
        <table:table-row table:style-name="ro1">
          <table:table-cell office:value-type="float" office:value="1295.49" calcext:value-type="float">
            <text:p>1295.49</text:p>
          </table:table-cell>
          <table:table-cell office:value-type="float" office:value="1493.71" calcext:value-type="float">
            <text:p>1493.71</text:p>
          </table:table-cell>
          <table:table-cell/>
          <table:table-cell office:value-type="float" office:value="198.77" calcext:value-type="float">
            <text:p>198.77</text:p>
          </table:table-cell>
          <table:table-cell office:value-type="float" office:value="163.55" calcext:value-type="float">
            <text:p>163.55</text:p>
          </table:table-cell>
          <table:table-cell/>
          <table:table-cell office:value-type="float" office:value="534.88" calcext:value-type="float">
            <text:p>534.88</text:p>
          </table:table-cell>
          <table:table-cell office:value-type="float" office:value="590.02" calcext:value-type="float">
            <text:p>590.02</text:p>
          </table:table-cell>
          <table:table-cell/>
          <table:table-cell office:value-type="float" office:value="27882.99" calcext:value-type="float">
            <text:p>27882.99</text:p>
          </table:table-cell>
          <table:table-cell office:value-type="float" office:value="26851.45" calcext:value-type="float">
            <text:p>26851.45</text:p>
          </table:table-cell>
          <table:table-cell/>
          <table:table-cell office:value-type="float" office:value="22383.35" calcext:value-type="float">
            <text:p>22383.35</text:p>
          </table:table-cell>
          <table:table-cell office:value-type="float" office:value="24527.24" calcext:value-type="float">
            <text:p>24527.24</text:p>
          </table:table-cell>
        </table:table-row>
        <table:table-row table:style-name="ro1">
          <table:table-cell office:value-type="float" office:value="1287.04" calcext:value-type="float">
            <text:p>1287.04</text:p>
          </table:table-cell>
          <table:table-cell office:value-type="float" office:value="1405.1" calcext:value-type="float">
            <text:p>1405.1</text:p>
          </table:table-cell>
          <table:table-cell/>
          <table:table-cell office:value-type="float" office:value="195.33" calcext:value-type="float">
            <text:p>195.33</text:p>
          </table:table-cell>
          <table:table-cell office:value-type="float" office:value="167.45" calcext:value-type="float">
            <text:p>167.45</text:p>
          </table:table-cell>
          <table:table-cell/>
          <table:table-cell office:value-type="float" office:value="513.96" calcext:value-type="float">
            <text:p>513.96</text:p>
          </table:table-cell>
          <table:table-cell office:value-type="float" office:value="550.78" calcext:value-type="float">
            <text:p>550.78</text:p>
          </table:table-cell>
          <table:table-cell/>
          <table:table-cell office:value-type="float" office:value="28308.59" calcext:value-type="float">
            <text:p>28308.59</text:p>
          </table:table-cell>
          <table:table-cell office:value-type="float" office:value="26752.81" calcext:value-type="float">
            <text:p>26752.81</text:p>
          </table:table-cell>
          <table:table-cell/>
          <table:table-cell office:value-type="float" office:value="22307.24" calcext:value-type="float">
            <text:p>22307.24</text:p>
          </table:table-cell>
          <table:table-cell office:value-type="float" office:value="24571.74" calcext:value-type="float">
            <text:p>24571.74</text:p>
          </table:table-cell>
        </table:table-row>
        <table:table-row table:style-name="ro1">
          <table:table-cell office:value-type="float" office:value="1176.11" calcext:value-type="float">
            <text:p>1176.11</text:p>
          </table:table-cell>
          <table:table-cell office:value-type="float" office:value="1372.56" calcext:value-type="float">
            <text:p>1372.56</text:p>
          </table:table-cell>
          <table:table-cell/>
          <table:table-cell office:value-type="float" office:value="194.14" calcext:value-type="float">
            <text:p>194.14</text:p>
          </table:table-cell>
          <table:table-cell office:value-type="float" office:value="160.19" calcext:value-type="float">
            <text:p>160.19</text:p>
          </table:table-cell>
          <table:table-cell/>
          <table:table-cell office:value-type="float" office:value="493.62" calcext:value-type="float">
            <text:p>493.62</text:p>
          </table:table-cell>
          <table:table-cell office:value-type="float" office:value="534.8" calcext:value-type="float">
            <text:p>534.8</text:p>
          </table:table-cell>
          <table:table-cell/>
          <table:table-cell office:value-type="float" office:value="26949.29" calcext:value-type="float">
            <text:p>26949.29</text:p>
          </table:table-cell>
          <table:table-cell office:value-type="float" office:value="25911.25" calcext:value-type="float">
            <text:p>25911.25</text:p>
          </table:table-cell>
          <table:table-cell/>
          <table:table-cell office:value-type="float" office:value="21401.04" calcext:value-type="float">
            <text:p>21401.04</text:p>
          </table:table-cell>
          <table:table-cell office:value-type="float" office:value="23780.6" calcext:value-type="float">
            <text:p>23780.6</text:p>
          </table:table-cell>
        </table:table-row>
        <table:table-row table:style-name="ro1">
          <table:table-cell office:value-type="float" office:value="1125.93" calcext:value-type="float">
            <text:p>1125.93</text:p>
          </table:table-cell>
          <table:table-cell office:value-type="float" office:value="1352.03" calcext:value-type="float">
            <text:p>1352.03</text:p>
          </table:table-cell>
          <table:table-cell/>
          <table:table-cell office:value-type="float" office:value="184.89" calcext:value-type="float">
            <text:p>184.89</text:p>
          </table:table-cell>
          <table:table-cell office:value-type="float" office:value="152.97" calcext:value-type="float">
            <text:p>152.97</text:p>
          </table:table-cell>
          <table:table-cell/>
          <table:table-cell office:value-type="float" office:value="429.43" calcext:value-type="float">
            <text:p>429.43</text:p>
          </table:table-cell>
          <table:table-cell office:value-type="float" office:value="532.01" calcext:value-type="float">
            <text:p>532.01</text:p>
          </table:table-cell>
          <table:table-cell/>
          <table:table-cell office:value-type="float" office:value="26741.86" calcext:value-type="float">
            <text:p>26741.86</text:p>
          </table:table-cell>
          <table:table-cell office:value-type="float" office:value="25638.66" calcext:value-type="float">
            <text:p>25638.66</text:p>
          </table:table-cell>
          <table:table-cell/>
          <table:table-cell office:value-type="float" office:value="21260.77" calcext:value-type="float">
            <text:p>21260.77</text:p>
          </table:table-cell>
          <table:table-cell office:value-type="float" office:value="20605.46" calcext:value-type="float">
            <text:p>20605.46</text:p>
          </table:table-cell>
        </table:table-row>
        <table:table-row table:style-name="ro1">
          <table:table-cell table:formula="of:=SUM([.A1:.A8])" office:value-type="float" office:value="10235.5" calcext:value-type="float">
            <text:p>10235.5</text:p>
          </table:table-cell>
          <table:table-cell table:formula="of:=SUM([.B1:.B8])" office:value-type="float" office:value="11799.46" calcext:value-type="float">
            <text:p>11799.46</text:p>
          </table:table-cell>
          <table:table-cell/>
          <table:table-cell table:formula="of:=SUM([.D1:.D8])" office:value-type="float" office:value="1601.27" calcext:value-type="float">
            <text:p>1601.27</text:p>
          </table:table-cell>
          <table:table-cell table:formula="of:=SUM([.E1:.E8])" office:value-type="float" office:value="1347.84" calcext:value-type="float">
            <text:p>1347.84</text:p>
          </table:table-cell>
          <table:table-cell/>
          <table:table-cell table:formula="of:=SUM([.G1:.G8])" office:value-type="float" office:value="4027.45" calcext:value-type="float">
            <text:p>4027.45</text:p>
          </table:table-cell>
          <table:table-cell table:formula="of:=SUM([.H1:.H8])" office:value-type="float" office:value="4552.36" calcext:value-type="float">
            <text:p>4552.36</text:p>
          </table:table-cell>
          <table:table-cell/>
          <table:table-cell table:formula="of:=SUM([.J1:.J8])" office:value-type="float" office:value="229147.23" calcext:value-type="float">
            <text:p>229147.23</text:p>
          </table:table-cell>
          <table:table-cell table:formula="of:=SUM([.K1:.K8])" office:value-type="float" office:value="217526.46" calcext:value-type="float">
            <text:p>217526.46</text:p>
          </table:table-cell>
          <table:table-cell/>
          <table:table-cell table:formula="of:=SUM([.M1:.M8])" office:value-type="float" office:value="182243.92" calcext:value-type="float">
            <text:p>182243.92</text:p>
          </table:table-cell>
          <table:table-cell table:formula="of:=SUM([.N1:.N8])" office:value-type="float" office:value="198607.11" calcext:value-type="float">
            <text:p>198607.1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391.96" calcext:value-type="float">
            <text:p>1391.96</text:p>
          </table:table-cell>
          <table:table-cell office:value-type="float" office:value="1496.97" calcext:value-type="float">
            <text:p>1496.97</text:p>
          </table:table-cell>
          <table:table-cell/>
          <table:table-cell office:value-type="float" office:value="260.16" calcext:value-type="float">
            <text:p>260.16</text:p>
          </table:table-cell>
          <table:table-cell office:value-type="float" office:value="204.82" calcext:value-type="float">
            <text:p>204.82</text:p>
          </table:table-cell>
          <table:table-cell/>
          <table:table-cell office:value-type="float" office:value="566.27" calcext:value-type="float">
            <text:p>566.27</text:p>
          </table:table-cell>
          <table:table-cell office:value-type="float" office:value="601.12" calcext:value-type="float">
            <text:p>601.12</text:p>
          </table:table-cell>
          <table:table-cell/>
          <table:table-cell office:value-type="float" office:value="27165.34" calcext:value-type="float">
            <text:p>27165.34</text:p>
          </table:table-cell>
          <table:table-cell table:number-columns-repeated="2"/>
          <table:table-cell office:value-type="float" office:value="31017.84" calcext:value-type="float">
            <text:p>31017.84</text:p>
          </table:table-cell>
          <table:table-cell/>
        </table:table-row>
        <table:table-row table:style-name="ro1">
          <table:table-cell office:value-type="float" office:value="1428.64" calcext:value-type="float">
            <text:p>1428.64</text:p>
          </table:table-cell>
          <table:table-cell office:value-type="float" office:value="1451.93" calcext:value-type="float">
            <text:p>1451.93</text:p>
          </table:table-cell>
          <table:table-cell/>
          <table:table-cell office:value-type="float" office:value="256.27" calcext:value-type="float">
            <text:p>256.27</text:p>
          </table:table-cell>
          <table:table-cell office:value-type="float" office:value="187.14" calcext:value-type="float">
            <text:p>187.14</text:p>
          </table:table-cell>
          <table:table-cell/>
          <table:table-cell office:value-type="float" office:value="573.56" calcext:value-type="float">
            <text:p>573.56</text:p>
          </table:table-cell>
          <table:table-cell office:value-type="float" office:value="602.04" calcext:value-type="float">
            <text:p>602.04</text:p>
          </table:table-cell>
          <table:table-cell/>
          <table:table-cell office:value-type="float" office:value="25434.22" calcext:value-type="float">
            <text:p>25434.22</text:p>
          </table:table-cell>
          <table:table-cell table:number-columns-repeated="2"/>
          <table:table-cell office:value-type="float" office:value="30815.28" calcext:value-type="float">
            <text:p>30815.28</text:p>
          </table:table-cell>
          <table:table-cell/>
        </table:table-row>
        <table:table-row table:style-name="ro1">
          <table:table-cell office:value-type="float" office:value="1383.61" calcext:value-type="float">
            <text:p>1383.61</text:p>
          </table:table-cell>
          <table:table-cell office:value-type="float" office:value="1436.45" calcext:value-type="float">
            <text:p>1436.45</text:p>
          </table:table-cell>
          <table:table-cell/>
          <table:table-cell office:value-type="float" office:value="249.17" calcext:value-type="float">
            <text:p>249.17</text:p>
          </table:table-cell>
          <table:table-cell office:value-type="float" office:value="186.27" calcext:value-type="float">
            <text:p>186.27</text:p>
          </table:table-cell>
          <table:table-cell/>
          <table:table-cell office:value-type="float" office:value="552.94" calcext:value-type="float">
            <text:p>552.94</text:p>
          </table:table-cell>
          <table:table-cell office:value-type="float" office:value="626.92" calcext:value-type="float">
            <text:p>626.92</text:p>
          </table:table-cell>
          <table:table-cell/>
          <table:table-cell office:value-type="float" office:value="25245.36" calcext:value-type="float">
            <text:p>25245.36</text:p>
          </table:table-cell>
          <table:table-cell table:number-columns-repeated="2"/>
          <table:table-cell office:value-type="float" office:value="30862.33" calcext:value-type="float">
            <text:p>30862.33</text:p>
          </table:table-cell>
          <table:table-cell/>
        </table:table-row>
        <table:table-row table:style-name="ro1">
          <table:table-cell office:value-type="float" office:value="1343.94" calcext:value-type="float">
            <text:p>1343.94</text:p>
          </table:table-cell>
          <table:table-cell office:value-type="float" office:value="1474.26" calcext:value-type="float">
            <text:p>1474.26</text:p>
          </table:table-cell>
          <table:table-cell/>
          <table:table-cell office:value-type="float" office:value="237.86" calcext:value-type="float">
            <text:p>237.86</text:p>
          </table:table-cell>
          <table:table-cell office:value-type="float" office:value="187.32" calcext:value-type="float">
            <text:p>187.32</text:p>
          </table:table-cell>
          <table:table-cell/>
          <table:table-cell office:value-type="float" office:value="567.05" calcext:value-type="float">
            <text:p>567.05</text:p>
          </table:table-cell>
          <table:table-cell office:value-type="float" office:value="589.45" calcext:value-type="float">
            <text:p>589.45</text:p>
          </table:table-cell>
          <table:table-cell/>
          <table:table-cell office:value-type="float" office:value="24087.57" calcext:value-type="float">
            <text:p>24087.57</text:p>
          </table:table-cell>
          <table:table-cell table:number-columns-repeated="2"/>
          <table:table-cell office:value-type="float" office:value="30060.08" calcext:value-type="float">
            <text:p>30060.08</text:p>
          </table:table-cell>
          <table:table-cell/>
        </table:table-row>
        <table:table-row table:style-name="ro1">
          <table:table-cell office:value-type="float" office:value="1293.08" calcext:value-type="float">
            <text:p>1293.08</text:p>
          </table:table-cell>
          <table:table-cell office:value-type="float" office:value="1459.58" calcext:value-type="float">
            <text:p>1459.58</text:p>
          </table:table-cell>
          <table:table-cell/>
          <table:table-cell office:value-type="float" office:value="223.44" calcext:value-type="float">
            <text:p>223.44</text:p>
          </table:table-cell>
          <table:table-cell office:value-type="float" office:value="180.8" calcext:value-type="float">
            <text:p>180.8</text:p>
          </table:table-cell>
          <table:table-cell/>
          <table:table-cell office:value-type="float" office:value="583.96" calcext:value-type="float">
            <text:p>583.96</text:p>
          </table:table-cell>
          <table:table-cell office:value-type="float" office:value="575.65" calcext:value-type="float">
            <text:p>575.65</text:p>
          </table:table-cell>
          <table:table-cell/>
          <table:table-cell office:value-type="float" office:value="23512.77" calcext:value-type="float">
            <text:p>23512.77</text:p>
          </table:table-cell>
          <table:table-cell table:number-columns-repeated="2"/>
          <table:table-cell office:value-type="float" office:value="28796.21" calcext:value-type="float">
            <text:p>28796.21</text:p>
          </table:table-cell>
          <table:table-cell/>
        </table:table-row>
        <table:table-row table:style-name="ro1">
          <table:table-cell office:value-type="float" office:value="1253.5" calcext:value-type="float">
            <text:p>1253.5</text:p>
          </table:table-cell>
          <table:table-cell office:value-type="float" office:value="1403.71" calcext:value-type="float">
            <text:p>1403.71</text:p>
          </table:table-cell>
          <table:table-cell/>
          <table:table-cell office:value-type="float" office:value="223.21" calcext:value-type="float">
            <text:p>223.21</text:p>
          </table:table-cell>
          <table:table-cell office:value-type="float" office:value="175.71" calcext:value-type="float">
            <text:p>175.71</text:p>
          </table:table-cell>
          <table:table-cell/>
          <table:table-cell office:value-type="float" office:value="569.62" calcext:value-type="float">
            <text:p>569.62</text:p>
          </table:table-cell>
          <table:table-cell office:value-type="float" office:value="567.8" calcext:value-type="float">
            <text:p>567.8</text:p>
          </table:table-cell>
          <table:table-cell/>
          <table:table-cell office:value-type="float" office:value="23327.3" calcext:value-type="float">
            <text:p>23327.3</text:p>
          </table:table-cell>
          <table:table-cell table:number-columns-repeated="2"/>
          <table:table-cell office:value-type="float" office:value="27910.4" calcext:value-type="float">
            <text:p>27910.4</text:p>
          </table:table-cell>
          <table:table-cell/>
        </table:table-row>
        <table:table-row table:style-name="ro1">
          <table:table-cell office:value-type="float" office:value="1196.11" calcext:value-type="float">
            <text:p>1196.11</text:p>
          </table:table-cell>
          <table:table-cell office:value-type="float" office:value="1424.6" calcext:value-type="float">
            <text:p>1424.6</text:p>
          </table:table-cell>
          <table:table-cell/>
          <table:table-cell office:value-type="float" office:value="221.7" calcext:value-type="float">
            <text:p>221.7</text:p>
          </table:table-cell>
          <table:table-cell office:value-type="float" office:value="164.38" calcext:value-type="float">
            <text:p>164.38</text:p>
          </table:table-cell>
          <table:table-cell/>
          <table:table-cell office:value-type="float" office:value="551.31" calcext:value-type="float">
            <text:p>551.31</text:p>
          </table:table-cell>
          <table:table-cell office:value-type="float" office:value="564.34" calcext:value-type="float">
            <text:p>564.34</text:p>
          </table:table-cell>
          <table:table-cell/>
          <table:table-cell office:value-type="float" office:value="23014.9" calcext:value-type="float">
            <text:p>23014.9</text:p>
          </table:table-cell>
          <table:table-cell table:number-columns-repeated="2"/>
          <table:table-cell office:value-type="float" office:value="27701.85" calcext:value-type="float">
            <text:p>27701.85</text:p>
          </table:table-cell>
          <table:table-cell/>
        </table:table-row>
        <table:table-row table:style-name="ro1">
          <table:table-cell office:value-type="float" office:value="1092.7" calcext:value-type="float">
            <text:p>1092.7</text:p>
          </table:table-cell>
          <table:table-cell office:value-type="float" office:value="1381.17" calcext:value-type="float">
            <text:p>1381.17</text:p>
          </table:table-cell>
          <table:table-cell/>
          <table:table-cell office:value-type="float" office:value="212.46" calcext:value-type="float">
            <text:p>212.46</text:p>
          </table:table-cell>
          <table:table-cell office:value-type="float" office:value="149.3" calcext:value-type="float">
            <text:p>149.3</text:p>
          </table:table-cell>
          <table:table-cell/>
          <table:table-cell office:value-type="float" office:value="498.52" calcext:value-type="float">
            <text:p>498.52</text:p>
          </table:table-cell>
          <table:table-cell office:value-type="float" office:value="513.86" calcext:value-type="float">
            <text:p>513.86</text:p>
          </table:table-cell>
          <table:table-cell/>
          <table:table-cell office:value-type="float" office:value="23028.9" calcext:value-type="float">
            <text:p>23028.9</text:p>
          </table:table-cell>
          <table:table-cell table:number-columns-repeated="2"/>
          <table:table-cell office:value-type="float" office:value="26645.03" calcext:value-type="float">
            <text:p>26645.03</text:p>
          </table:table-cell>
          <table:table-cell/>
        </table:table-row>
        <table:table-row table:style-name="ro1">
          <table:table-cell table:formula="of:=SUM([.A11:.A18])" office:value-type="float" office:value="10383.54" calcext:value-type="float">
            <text:p>10383.54</text:p>
          </table:table-cell>
          <table:table-cell table:formula="of:=SUM([.B11:.B18])" office:value-type="float" office:value="11528.67" calcext:value-type="float">
            <text:p>11528.67</text:p>
          </table:table-cell>
          <table:table-cell/>
          <table:table-cell table:formula="of:=SUM([.D11:.D18])" office:value-type="float" office:value="1884.27" calcext:value-type="float">
            <text:p>1884.27</text:p>
          </table:table-cell>
          <table:table-cell table:formula="of:=SUM([.E11:.E18])" office:value-type="float" office:value="1435.74" calcext:value-type="float">
            <text:p>1435.74</text:p>
          </table:table-cell>
          <table:table-cell/>
          <table:table-cell table:formula="of:=SUM([.G11:.G18])" office:value-type="float" office:value="4463.23" calcext:value-type="float">
            <text:p>4463.23</text:p>
          </table:table-cell>
          <table:table-cell table:formula="of:=SUM([.H11:.H18])" office:value-type="float" office:value="4641.18" calcext:value-type="float">
            <text:p>4641.18</text:p>
          </table:table-cell>
          <table:table-cell/>
          <table:table-cell table:formula="of:=SUM([.J11:.J18])" office:value-type="float" office:value="194816.36" calcext:value-type="float">
            <text:p>194816.36</text:p>
          </table:table-cell>
          <table:table-cell table:number-columns-repeated="2"/>
          <table:table-cell table:formula="of:=SUM([.M11:.M18])" office:value-type="float" office:value="233809.02" calcext:value-type="float">
            <text:p>233809.02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4049.81" calcext:value-type="float">
            <text:p>24049.81</text:p>
          </table:table-cell>
          <table:table-cell office:value-type="float" office:value="22330.36" calcext:value-type="float">
            <text:p>22330.36</text:p>
          </table:table-cell>
          <table:table-cell/>
          <table:table-cell office:value-type="float" office:value="1225.63" calcext:value-type="float">
            <text:p>1225.63</text:p>
          </table:table-cell>
          <table:table-cell office:value-type="float" office:value="1279.21" calcext:value-type="float">
            <text:p>1279.21</text:p>
          </table:table-cell>
          <table:table-cell/>
          <table:table-cell office:value-type="float" office:value="149.84" calcext:value-type="float">
            <text:p>149.84</text:p>
          </table:table-cell>
          <table:table-cell office:value-type="float" office:value="147.29" calcext:value-type="float">
            <text:p>147.29</text:p>
          </table:table-cell>
          <table:table-cell/>
          <table:table-cell office:value-type="float" office:value="379.16" calcext:value-type="float">
            <text:p>379.16</text:p>
          </table:table-cell>
          <table:table-cell office:value-type="float" office:value="380.6" calcext:value-type="float">
            <text:p>380.6</text:p>
          </table:table-cell>
          <table:table-cell/>
          <table:table-cell office:value-type="float" office:value="26069.43" calcext:value-type="float">
            <text:p>26069.43</text:p>
          </table:table-cell>
          <table:table-cell office:value-type="float" office:value="26440.91" calcext:value-type="float">
            <text:p>26440.91</text:p>
          </table:table-cell>
        </table:table-row>
        <table:table-row table:style-name="ro1">
          <table:table-cell office:value-type="float" office:value="22946.9" calcext:value-type="float">
            <text:p>22946.9</text:p>
          </table:table-cell>
          <table:table-cell office:value-type="float" office:value="21163.77" calcext:value-type="float">
            <text:p>21163.77</text:p>
          </table:table-cell>
          <table:table-cell/>
          <table:table-cell office:value-type="float" office:value="1166.44" calcext:value-type="float">
            <text:p>1166.44</text:p>
          </table:table-cell>
          <table:table-cell office:value-type="float" office:value="1175.16" calcext:value-type="float">
            <text:p>1175.16</text:p>
          </table:table-cell>
          <table:table-cell/>
          <table:table-cell office:value-type="float" office:value="135.19" calcext:value-type="float">
            <text:p>135.19</text:p>
          </table:table-cell>
          <table:table-cell office:value-type="float" office:value="116.54" calcext:value-type="float">
            <text:p>116.54</text:p>
          </table:table-cell>
          <table:table-cell/>
          <table:table-cell office:value-type="float" office:value="378.63" calcext:value-type="float">
            <text:p>378.63</text:p>
          </table:table-cell>
          <table:table-cell office:value-type="float" office:value="382.48" calcext:value-type="float">
            <text:p>382.48</text:p>
          </table:table-cell>
          <table:table-cell/>
          <table:table-cell office:value-type="float" office:value="25515.96" calcext:value-type="float">
            <text:p>25515.96</text:p>
          </table:table-cell>
          <table:table-cell office:value-type="float" office:value="25512.08" calcext:value-type="float">
            <text:p>25512.08</text:p>
          </table:table-cell>
        </table:table-row>
        <table:table-row table:style-name="ro1">
          <table:table-cell office:value-type="float" office:value="22398.38" calcext:value-type="float">
            <text:p>22398.38</text:p>
          </table:table-cell>
          <table:table-cell office:value-type="float" office:value="20618.82" calcext:value-type="float">
            <text:p>20618.82</text:p>
          </table:table-cell>
          <table:table-cell/>
          <table:table-cell office:value-type="float" office:value="1119.54" calcext:value-type="float">
            <text:p>1119.54</text:p>
          </table:table-cell>
          <table:table-cell office:value-type="float" office:value="1131.44" calcext:value-type="float">
            <text:p>1131.44</text:p>
          </table:table-cell>
          <table:table-cell/>
          <table:table-cell office:value-type="float" office:value="130.85" calcext:value-type="float">
            <text:p>130.85</text:p>
          </table:table-cell>
          <table:table-cell office:value-type="float" office:value="112.66" calcext:value-type="float">
            <text:p>112.66</text:p>
          </table:table-cell>
          <table:table-cell/>
          <table:table-cell office:value-type="float" office:value="378.95" calcext:value-type="float">
            <text:p>378.95</text:p>
          </table:table-cell>
          <table:table-cell office:value-type="float" office:value="383.58" calcext:value-type="float">
            <text:p>383.58</text:p>
          </table:table-cell>
          <table:table-cell/>
          <table:table-cell office:value-type="float" office:value="24401.47" calcext:value-type="float">
            <text:p>24401.47</text:p>
          </table:table-cell>
          <table:table-cell office:value-type="float" office:value="25567.19" calcext:value-type="float">
            <text:p>25567.19</text:p>
          </table:table-cell>
        </table:table-row>
        <table:table-row table:style-name="ro1">
          <table:table-cell office:value-type="float" office:value="22338.09" calcext:value-type="float">
            <text:p>22338.09</text:p>
          </table:table-cell>
          <table:table-cell office:value-type="float" office:value="20083.65" calcext:value-type="float">
            <text:p>20083.65</text:p>
          </table:table-cell>
          <table:table-cell/>
          <table:table-cell office:value-type="float" office:value="1110.13" calcext:value-type="float">
            <text:p>1110.13</text:p>
          </table:table-cell>
          <table:table-cell office:value-type="float" office:value="1071.39" calcext:value-type="float">
            <text:p>1071.39</text:p>
          </table:table-cell>
          <table:table-cell/>
          <table:table-cell office:value-type="float" office:value="129.44" calcext:value-type="float">
            <text:p>129.44</text:p>
          </table:table-cell>
          <table:table-cell office:value-type="float" office:value="109.44" calcext:value-type="float">
            <text:p>109.44</text:p>
          </table:table-cell>
          <table:table-cell/>
          <table:table-cell office:value-type="float" office:value="378.47" calcext:value-type="float">
            <text:p>378.47</text:p>
          </table:table-cell>
          <table:table-cell office:value-type="float" office:value="380.46" calcext:value-type="float">
            <text:p>380.46</text:p>
          </table:table-cell>
          <table:table-cell/>
          <table:table-cell office:value-type="float" office:value="23676.36" calcext:value-type="float">
            <text:p>23676.36</text:p>
          </table:table-cell>
          <table:table-cell office:value-type="float" office:value="25804.84" calcext:value-type="float">
            <text:p>25804.84</text:p>
          </table:table-cell>
        </table:table-row>
        <table:table-row table:style-name="ro1">
          <table:table-cell office:value-type="float" office:value="21747.39" calcext:value-type="float">
            <text:p>21747.39</text:p>
          </table:table-cell>
          <table:table-cell office:value-type="float" office:value="19867.42" calcext:value-type="float">
            <text:p>19867.42</text:p>
          </table:table-cell>
          <table:table-cell/>
          <table:table-cell office:value-type="float" office:value="1069.45" calcext:value-type="float">
            <text:p>1069.45</text:p>
          </table:table-cell>
          <table:table-cell office:value-type="float" office:value="968.8" calcext:value-type="float">
            <text:p>968.8</text:p>
          </table:table-cell>
          <table:table-cell/>
          <table:table-cell office:value-type="float" office:value="124.76" calcext:value-type="float">
            <text:p>124.76</text:p>
          </table:table-cell>
          <table:table-cell office:value-type="float" office:value="110.15" calcext:value-type="float">
            <text:p>110.15</text:p>
          </table:table-cell>
          <table:table-cell/>
          <table:table-cell office:value-type="float" office:value="378.8" calcext:value-type="float">
            <text:p>378.8</text:p>
          </table:table-cell>
          <table:table-cell office:value-type="float" office:value="377.54" calcext:value-type="float">
            <text:p>377.54</text:p>
          </table:table-cell>
          <table:table-cell/>
          <table:table-cell office:value-type="float" office:value="23219.88" calcext:value-type="float">
            <text:p>23219.88</text:p>
          </table:table-cell>
          <table:table-cell office:value-type="float" office:value="23870.94" calcext:value-type="float">
            <text:p>23870.94</text:p>
          </table:table-cell>
        </table:table-row>
        <table:table-row table:style-name="ro1">
          <table:table-cell office:value-type="float" office:value="20039.94" calcext:value-type="float">
            <text:p>20039.94</text:p>
          </table:table-cell>
          <table:table-cell office:value-type="float" office:value="19050.95" calcext:value-type="float">
            <text:p>19050.95</text:p>
          </table:table-cell>
          <table:table-cell/>
          <table:table-cell office:value-type="float" office:value="1052.48" calcext:value-type="float">
            <text:p>1052.48</text:p>
          </table:table-cell>
          <table:table-cell office:value-type="float" office:value="938.62" calcext:value-type="float">
            <text:p>938.62</text:p>
          </table:table-cell>
          <table:table-cell/>
          <table:table-cell office:value-type="float" office:value="122.8" calcext:value-type="float">
            <text:p>122.8</text:p>
          </table:table-cell>
          <table:table-cell office:value-type="float" office:value="107.29" calcext:value-type="float">
            <text:p>107.29</text:p>
          </table:table-cell>
          <table:table-cell/>
          <table:table-cell office:value-type="float" office:value="378.65" calcext:value-type="float">
            <text:p>378.65</text:p>
          </table:table-cell>
          <table:table-cell office:value-type="float" office:value="377.61" calcext:value-type="float">
            <text:p>377.61</text:p>
          </table:table-cell>
          <table:table-cell/>
          <table:table-cell office:value-type="float" office:value="22868.36" calcext:value-type="float">
            <text:p>22868.36</text:p>
          </table:table-cell>
          <table:table-cell office:value-type="float" office:value="23222.08" calcext:value-type="float">
            <text:p>23222.08</text:p>
          </table:table-cell>
        </table:table-row>
        <table:table-row table:style-name="ro1">
          <table:table-cell office:value-type="float" office:value="20336.68" calcext:value-type="float">
            <text:p>20336.68</text:p>
          </table:table-cell>
          <table:table-cell office:value-type="float" office:value="18973.29" calcext:value-type="float">
            <text:p>18973.29</text:p>
          </table:table-cell>
          <table:table-cell/>
          <table:table-cell office:value-type="float" office:value="1012.5" calcext:value-type="float">
            <text:p>1012.5</text:p>
          </table:table-cell>
          <table:table-cell office:value-type="float" office:value="927.01" calcext:value-type="float">
            <text:p>927.01</text:p>
          </table:table-cell>
          <table:table-cell/>
          <table:table-cell office:value-type="float" office:value="122.35" calcext:value-type="float">
            <text:p>122.35</text:p>
          </table:table-cell>
          <table:table-cell office:value-type="float" office:value="104.78" calcext:value-type="float">
            <text:p>104.78</text:p>
          </table:table-cell>
          <table:table-cell/>
          <table:table-cell office:value-type="float" office:value="378.89" calcext:value-type="float">
            <text:p>378.89</text:p>
          </table:table-cell>
          <table:table-cell office:value-type="float" office:value="377.07" calcext:value-type="float">
            <text:p>377.07</text:p>
          </table:table-cell>
          <table:table-cell/>
          <table:table-cell office:value-type="float" office:value="22110.53" calcext:value-type="float">
            <text:p>22110.53</text:p>
          </table:table-cell>
          <table:table-cell office:value-type="float" office:value="23134.75" calcext:value-type="float">
            <text:p>23134.75</text:p>
          </table:table-cell>
        </table:table-row>
        <table:table-row table:style-name="ro1">
          <table:table-cell office:value-type="float" office:value="18801.86" calcext:value-type="float">
            <text:p>18801.86</text:p>
          </table:table-cell>
          <table:table-cell office:value-type="float" office:value="18325.12" calcext:value-type="float">
            <text:p>18325.12</text:p>
          </table:table-cell>
          <table:table-cell/>
          <table:table-cell office:value-type="float" office:value="974.69" calcext:value-type="float">
            <text:p>974.69</text:p>
          </table:table-cell>
          <table:table-cell office:value-type="float" office:value="911.28" calcext:value-type="float">
            <text:p>911.28</text:p>
          </table:table-cell>
          <table:table-cell/>
          <table:table-cell office:value-type="float" office:value="115.54" calcext:value-type="float">
            <text:p>115.54</text:p>
          </table:table-cell>
          <table:table-cell office:value-type="float" office:value="103.03" calcext:value-type="float">
            <text:p>103.03</text:p>
          </table:table-cell>
          <table:table-cell/>
          <table:table-cell office:value-type="float" office:value="357.32" calcext:value-type="float">
            <text:p>357.32</text:p>
          </table:table-cell>
          <table:table-cell office:value-type="float" office:value="376.79" calcext:value-type="float">
            <text:p>376.79</text:p>
          </table:table-cell>
          <table:table-cell/>
          <table:table-cell office:value-type="float" office:value="21943.84" calcext:value-type="float">
            <text:p>21943.84</text:p>
          </table:table-cell>
          <table:table-cell office:value-type="float" office:value="21651.65" calcext:value-type="float">
            <text:p>21651.65</text:p>
          </table:table-cell>
        </table:table-row>
        <table:table-row table:style-name="ro1">
          <table:table-cell table:formula="of:=SUM([.A21:.A28])" office:value-type="float" office:value="172659.05" calcext:value-type="float">
            <text:p>172659.05</text:p>
          </table:table-cell>
          <table:table-cell table:formula="of:=SUM([.B21:.B28])" office:value-type="float" office:value="160413.38" calcext:value-type="float">
            <text:p>160413.38</text:p>
          </table:table-cell>
          <table:table-cell/>
          <table:table-cell table:formula="of:=SUM([.D21:.D28])" office:value-type="float" office:value="8730.86" calcext:value-type="float">
            <text:p>8730.86</text:p>
          </table:table-cell>
          <table:table-cell table:formula="of:=SUM([.E21:.E28])" office:value-type="float" office:value="8402.91" calcext:value-type="float">
            <text:p>8402.91</text:p>
          </table:table-cell>
          <table:table-cell/>
          <table:table-cell table:formula="of:=SUM([.G21:.G28])" office:value-type="float" office:value="1030.77" calcext:value-type="float">
            <text:p>1030.77</text:p>
          </table:table-cell>
          <table:table-cell table:formula="of:=SUM([.H21:.H28])" office:value-type="float" office:value="911.18" calcext:value-type="float">
            <text:p>911.18</text:p>
          </table:table-cell>
          <table:table-cell/>
          <table:table-cell table:formula="of:=SUM([.J21:.J28])" office:value-type="float" office:value="3008.87" calcext:value-type="float">
            <text:p>3008.87</text:p>
          </table:table-cell>
          <table:table-cell table:formula="of:=SUM([.K21:.K28])" office:value-type="float" office:value="3036.13" calcext:value-type="float">
            <text:p>3036.13</text:p>
          </table:table-cell>
          <table:table-cell/>
          <table:table-cell table:formula="of:=SUM([.M21:.M28])" office:value-type="float" office:value="189805.83" calcext:value-type="float">
            <text:p>189805.83</text:p>
          </table:table-cell>
          <table:table-cell table:formula="of:=SUM([.N21:.N28])" office:value-type="float" office:value="195204.44" calcext:value-type="float">
            <text:p>195204.44</text:p>
          </table:table-cell>
        </table:table-row>
      </table:table>
      <table:table table:name="ST final_2" table:style-name="ta1">
        <table:shapes>
          <draw:frame draw:z-index="0" draw:style-name="gr1" draw:text-style-name="P1" svg:width="453.51pt" svg:height="255.09pt" svg:x="49.83pt" svg:y="198.23pt">
            <loext:p draw:notify-on-update-of-ranges="'ST final_2'.I2:'ST final_2'.M2 'ST final_2'.H3:'ST final_2'.H3 'ST final_2'.I3:'ST final_2'.M3 'ST final_2'.H4:'ST final_2'.H4 'ST final_2'.I4:'ST final_2'.M4 'ST final_2'.H5:'ST final_2'.H5 'ST final_2'.I5:'ST final_2'.M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15"/>
        <table:table-column table:style-name="co6" table:default-cell-style-name="Default"/>
        <table:table-column table:style-name="co7" table:default-cell-style-name="ce10"/>
        <table:table-column table:style-name="co8" table:default-cell-style-name="ce19"/>
        <table:table-column table:style-name="co2" table:number-columns-repeated="2" table:default-cell-style-name="ce19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>
            <text:p>method</text:p>
          </table:table-cell>
          <table:table-cell table:style-name="ce13" office:value-type="string" calcext:value-type="string">
            <text:p>CAS</text:p>
          </table:table-cell>
          <table:table-cell table:style-name="ce13" office:value-type="string" calcext:value-type="string">
            <text:p>NCI1</text:p>
          </table:table-cell>
          <table:table-cell table:style-name="ce13" office:value-type="string" calcext:value-type="string">
            <text:p>AIDS</text:p>
          </table:table-cell>
          <table:table-cell table:style-name="ce13" office:value-type="string" calcext:value-type="string">
            <text:p>CPDB</text:p>
          </table:table-cell>
          <table:table-cell table:style-name="ce13" office:value-type="string" calcext:value-type="string">
            <text:p>GD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KL (ODD_ST, TCK_ST)*</text:p>
          </table:table-cell>
          <table:table-cell table:number-columns-repeated="2"/>
          <table:table-cell table:style-name="ce12" table:number-columns-repeated="2"/>
          <table:table-cell table:style-name="ce10"/>
          <table:table-cell table:number-columns-repeated="2"/>
          <table:table-cell table:style-name="ce6" office:value-type="string" calcext:value-type="string">
            <text:p>1503 (AIDS)</text:p>
          </table:table-cell>
          <table:table-cell table:style-name="ce6" office:value-type="string" calcext:value-type="string">
            <text:p>4337 (CAS)</text:p>
          </table:table-cell>
          <table:table-cell table:style-name="ce29" office:value-type="string" calcext:value-type="string">
            <text:p>684 (CPDB)</text:p>
          </table:table-cell>
          <table:table-cell table:style-name="ce6" office:value-type="string" calcext:value-type="string">
            <text:p>1178 (GDD)</text:p>
          </table:table-cell>
          <table:table-cell table:style-name="ce6" office:value-type="string" calcext:value-type="string">
            <text:p>4110 (NCI1)</text:p>
          </table:table-cell>
        </table:table-row>
        <table:table-row table:style-name="ro3">
          <table:table-cell table:style-name="ce16" office:value-type="string" calcext:value-type="string">
            <text:p>MKL (ODD_ST)*</text:p>
          </table:table-cell>
          <table:table-cell table:style-name="ce18" table:number-columns-repeated="5"/>
          <table:table-cell/>
          <table:table-cell table:style-name="ce24" office:value-type="string" calcext:value-type="string">
            <text:p>MKL (TCK_ST)*</text:p>
          </table:table-cell>
          <table:table-cell table:style-name="ce19" office:value-type="float" office:value="10235.5" calcext:value-type="float">
            <text:p>10235.5</text:p>
          </table:table-cell>
          <table:table-cell table:style-name="ce19" office:value-type="float" office:value="217526.46" calcext:value-type="float">
            <text:p>217526.46</text:p>
          </table:table-cell>
          <table:table-cell table:style-name="ce26" office:value-type="float" office:value="1347.84" calcext:value-type="float">
            <text:p>1347.84</text:p>
          </table:table-cell>
          <table:table-cell table:style-name="ce19" office:value-type="float" office:value="4027.45" calcext:value-type="float">
            <text:p>4027.45</text:p>
          </table:table-cell>
          <table:table-cell table:style-name="ce20" office:value-type="float" office:value="182243.92" calcext:value-type="float">
            <text:p>182243.92</text:p>
          </table:table-cell>
        </table:table-row>
        <table:table-row table:style-name="ro3">
          <table:table-cell table:style-name="ce17" office:value-type="string" calcext:value-type="string">
            <text:p>MKL (TCK_ST)*</text:p>
          </table:table-cell>
          <table:table-cell table:style-name="ce19" office:value-type="float" office:value="217526.46" calcext:value-type="float">
            <text:p>217526.46</text:p>
          </table:table-cell>
          <table:table-cell table:style-name="ce20" office:value-type="float" office:value="182243.92" calcext:value-type="float">
            <text:p>182243.92</text:p>
          </table:table-cell>
          <table:table-cell office:value-type="float" office:value="10235.5" calcext:value-type="float">
            <text:p>10235.5</text:p>
          </table:table-cell>
          <table:table-cell office:value-type="float" office:value="1347.84" calcext:value-type="float">
            <text:p>1347.84</text:p>
          </table:table-cell>
          <table:table-cell office:value-type="float" office:value="4027.45" calcext:value-type="float">
            <text:p>4027.45</text:p>
          </table:table-cell>
          <table:table-cell/>
          <table:table-cell table:style-name="ce25" office:value-type="string" calcext:value-type="string">
            <text:p>MKL (TCK_ST)</text:p>
          </table:table-cell>
          <table:table-cell table:style-name="ce26" office:value-type="float" office:value="11799.46" calcext:value-type="float">
            <text:p>11799.46</text:p>
          </table:table-cell>
          <table:table-cell table:style-name="ce21" office:value-type="float" office:value="229147.23" calcext:value-type="float">
            <text:p>229147.23</text:p>
          </table:table-cell>
          <table:table-cell table:style-name="ce19" office:value-type="float" office:value="1601.27" calcext:value-type="float">
            <text:p>1601.27</text:p>
          </table:table-cell>
          <table:table-cell table:style-name="ce19" office:value-type="float" office:value="4552.36" calcext:value-type="float">
            <text:p>4552.36</text:p>
          </table:table-cell>
          <table:table-cell table:style-name="ce23" office:value-type="float" office:value="198607.11" calcext:value-type="float">
            <text:p>198607.11</text:p>
          </table:table-cell>
        </table:table-row>
        <table:table-row table:style-name="ro3">
          <table:table-cell office:value-type="string" calcext:value-type="string">
            <text:p>MKL (ODDS_ST, TCK_ST)</text:p>
          </table:table-cell>
          <table:table-cell table:style-name="ce10" office:value-type="float" office:value="347666.03" calcext:value-type="float">
            <text:p>347666.03</text:p>
          </table:table-cell>
          <table:table-cell table:style-name="ce22"/>
          <table:table-cell table:style-name="ce20" office:value-type="float" office:value="23613.1" calcext:value-type="float">
            <text:p>23613.1</text:p>
          </table:table-cell>
          <table:table-cell table:style-name="ce20" office:value-type="float" office:value="3479.7799" calcext:value-type="float">
            <text:p>3479.7799</text:p>
          </table:table-cell>
          <table:table-cell table:style-name="ce20" office:value-type="float" office:value="7246.61" calcext:value-type="float">
            <text:p>7246.61</text:p>
          </table:table-cell>
          <table:table-cell/>
          <table:table-cell table:style-name="ce25" office:value-type="string" calcext:value-type="string">
            <text:p>SVM (TCK_ST)</text:p>
          </table:table-cell>
          <table:table-cell table:style-name="ce26" office:value-type="float" office:value="29855.75" calcext:value-type="float">
            <text:p>29855.75</text:p>
          </table:table-cell>
          <table:table-cell table:style-name="ce27" office:value-type="float" office:value="288089.45999" calcext:value-type="float">
            <text:p>288089.45999</text:p>
          </table:table-cell>
          <table:table-cell table:style-name="ce26" office:value-type="float" office:value="7814.8899" calcext:value-type="float">
            <text:p>7814.8899</text:p>
          </table:table-cell>
          <table:table-cell table:style-name="ce26" office:value-type="float" office:value="3298.54" calcext:value-type="float">
            <text:p>3298.54</text:p>
          </table:table-cell>
          <table:table-cell table:style-name="ce27" office:value-type="float" office:value="264164.4699" calcext:value-type="float">
            <text:p>264164.4699</text:p>
          </table:table-cell>
        </table:table-row>
        <table:table-row table:style-name="ro3">
          <table:table-cell office:value-type="string" calcext:value-type="string">
            <text:p>MKL (ODD_ST)</text:p>
          </table:table-cell>
          <table:table-cell table:style-name="ce20" office:value-type="float" office:value="286556.86" calcext:value-type="float">
            <text:p>286556.86</text:p>
          </table:table-cell>
          <table:table-cell table:style-name="ce20" office:value-type="float" office:value="245236.95" calcext:value-type="float">
            <text:p>245236.95</text:p>
          </table:table-cell>
          <table:table-cell table:style-name="ce20" office:value-type="float" office:value="15595.5" calcext:value-type="float">
            <text:p>15595.5</text:p>
          </table:table-cell>
          <table:table-cell table:style-name="ce20" office:value-type="float" office:value="2060.8599" calcext:value-type="float">
            <text:p>2060.8599</text:p>
          </table:table-cell>
          <table:table-cell table:style-name="ce20" office:value-type="float" office:value="5735.9499" calcext:value-type="float">
            <text:p>5735.9499</text:p>
          </table:table-cell>
          <table:table-cell table:number-columns-repeated="2"/>
          <table:table-cell table:style-name="ce11" table:number-columns-repeated="4"/>
          <table:table-cell/>
        </table:table-row>
        <table:table-row table:style-name="ro3">
          <table:table-cell office:value-type="string" calcext:value-type="string">
            <text:p>MKL (TCK_ST)</text:p>
          </table:table-cell>
          <table:table-cell table:style-name="ce21" office:value-type="float" office:value="229147.23" calcext:value-type="float">
            <text:p>229147.23</text:p>
          </table:table-cell>
          <table:table-cell table:style-name="ce23" office:value-type="float" office:value="198607.11" calcext:value-type="float">
            <text:p>198607.11</text:p>
          </table:table-cell>
          <table:table-cell office:value-type="float" office:value="11799.46" calcext:value-type="float">
            <text:p>11799.46</text:p>
          </table:table-cell>
          <table:table-cell office:value-type="float" office:value="1601.27" calcext:value-type="float">
            <text:p>1601.27</text:p>
          </table:table-cell>
          <table:table-cell office:value-type="float" office:value="4552.36" calcext:value-type="float">
            <text:p>4552.36</text:p>
          </table:table-cell>
          <table:table-cell table:number-columns-repeated="2"/>
          <table:table-cell table:style-name="ce11" table:formula="of:=[.I3]*100/[.I5]" office:value-type="float" office:value="34.2831782822404" calcext:value-type="float">
            <text:p>34.2831782822</text:p>
          </table:table-cell>
          <table:table-cell table:style-name="ce11" table:formula="of:=[.J3]*100/[.J5]" office:value-type="float" office:value="75.5065666087023" calcext:value-type="float">
            <text:p>75.5065666087</text:p>
          </table:table-cell>
          <table:table-cell table:style-name="ce11" table:formula="of:=[.K3]*100/[.K5]" office:value-type="float" office:value="17.2470759952741" calcext:value-type="float">
            <text:p>17.2470759953</text:p>
          </table:table-cell>
          <table:table-cell table:style-name="ce11" table:formula="of:=[.L3]*100/[.L5]" office:value-type="float" office:value="122.097958490726" calcext:value-type="float">
            <text:p>122.0979584907</text:p>
          </table:table-cell>
          <table:table-cell table:style-name="ce11" table:formula="of:=[.M3]*100/[.M5]" office:value-type="float" office:value="68.9888083999293" calcext:value-type="float">
            <text:p>68.9888083999</text:p>
          </table:table-cell>
        </table:table-row>
        <table:table-row table:style-name="ro3">
          <table:table-cell office:value-type="string" calcext:value-type="string">
            <text:p>SVM (TCK_ST + ODD_ST)</text:p>
          </table:table-cell>
          <table:table-cell table:style-name="ce10"/>
          <table:table-cell/>
          <table:table-cell table:style-name="ce20" table:number-columns-repeated="3"/>
          <table:table-cell table:number-columns-repeated="7"/>
        </table:table-row>
        <table:table-row table:style-name="ro3">
          <table:table-cell table:style-name="ce17" office:value-type="string" calcext:value-type="string">
            <text:p>SVM (TCK_ST)</text:p>
          </table:table-cell>
          <table:table-cell table:style-name="ce19" office:value-type="float" office:value="288089.45999" calcext:value-type="float">
            <text:p>288089.45999</text:p>
          </table:table-cell>
          <table:table-cell table:style-name="ce19" office:value-type="float" office:value="264164.4699" calcext:value-type="float">
            <text:p>264164.4699</text:p>
          </table:table-cell>
          <table:table-cell office:value-type="float" office:value="29855.75" calcext:value-type="float">
            <text:p>29855.75</text:p>
          </table:table-cell>
          <table:table-cell office:value-type="float" office:value="7814.8899" calcext:value-type="float">
            <text:p>7814.8899</text:p>
          </table:table-cell>
          <table:table-cell office:value-type="float" office:value="3298.54" calcext:value-type="float">
            <text:p>3298.54</text:p>
          </table:table-cell>
          <table:table-cell table:number-columns-repeated="2"/>
          <table:table-cell table:style-name="ce11" table:formula="of:=(([.I3]-[.I5])/[.I5])*100" office:value-type="float" office:value="-65.7168217177596" calcext:value-type="float">
            <text:p>-65.7168217178</text:p>
          </table:table-cell>
          <table:table-cell table:style-name="ce11" table:formula="of:=(([.J3]-[.J5])/[.J5])*100" office:value-type="float" office:value="-24.4934333912977" calcext:value-type="float">
            <text:p>-24.4934333913</text:p>
          </table:table-cell>
          <table:table-cell table:style-name="ce11" table:formula="of:=(([.K3]-[.K5])/[.K5])*100" office:value-type="float" office:value="-82.7529240047259" calcext:value-type="float">
            <text:p>-82.7529240047</text:p>
          </table:table-cell>
          <table:table-cell table:style-name="ce11" table:formula="of:=(([.L3]-[.L5])/[.L5])*100" office:value-type="float" office:value="22.0979584907262" calcext:value-type="float">
            <text:p>22.0979584907</text:p>
          </table:table-cell>
          <table:table-cell table:style-name="ce11" table:formula="of:=(([.M3]-[.M5])/[.M5])*100" office:value-type="float" office:value="-31.0111916000707" calcext:value-type="float">
            <text:p>-31.011191600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7"/>
        </table:table-row>
        <table:table-row table:style-name="ro3">
          <table:table-cell table:style-name="Default"/>
          <table:table-cell/>
          <table:table-cell table:style-name="ce8"/>
          <table:table-cell table:style-name="ce14"/>
          <table:table-cell table:style-name="ce8"/>
          <table:table-cell table:style-name="Default"/>
          <table:table-cell table:number-columns-repeated="7"/>
        </table:table-row>
      </table:table>
      <table:table table:name="Sheet9" table:style-name="ta1">
        <table:table-column table:style-name="co2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</table:table-row>
      </table:table>
      <table:table table:name="Sheet10" table:style-name="ta1">
        <table:table-column table:style-name="co2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3:45:35.725138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9:32:13.221946930</meta:creation-date>
    <meta:generator>LibreOffice/5.0.5.2$Linux_X86_64 LibreOffice_project/00m0$Build-2</meta:generator>
    <dc:date>2016-04-01T15:53:01.760337776</dc:date>
    <meta:editing-duration>P3DT11H31M1S</meta:editing-duration>
    <meta:editing-cycles>91</meta:editing-cycles>
    <meta:document-statistic meta:table-count="10" meta:cell-count="5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2cm" svg:y="0.316cm" chart:style-name="ch2">
          <text:p>Nested 10-fold cross validation execution times</text:p>
        </chart:title>
        <chart:subtitle svg:x="6.012cm" svg:y="1.301cm" chart:style-name="ch3">
          <text:p>across 3 of 5 datasets</text:p>
        </chart:subtitle>
        <chart:legend chart:legend-position="end" svg:x="12.195cm" svg:y="3.703cm" style:legend-expansion="high" chart:style-name="ch4"/>
        <chart:plot-area chart:style-name="ch5" table:cell-range-address="'ST final'.H2:'ST final'.M5" chart:data-source-has-labels="both" svg:x="1.331cm" svg:y="2.19cm" svg:width="10.544cm" svg:height="5.649cm">
          <chartooo:coordinate-region svg:x="2.693cm" svg:y="2.389cm" svg:width="8.267cm" svg:height="4.803cm"/>
          <chart:axis chart:dimension="x" chart:name="primary-x" chart:style-name="ch6" chartooo:axis-type="auto">
            <chartooo:date-scale/>
            <chart:title svg:x="4.561cm" svg:y="8.019cm" chart:style-name="ch7">
              <text:p>number of records (dataset)</text:p>
            </chart:title>
            <chart:categories table:cell-range-address="'ST final'.I2:'ST final'.M2"/>
          </chart:axis>
          <chart:axis chart:dimension="y" chart:name="primary-y" chart:style-name="ch6">
            <chart:title svg:x="0.451cm" svg:y="6.196cm" chart:style-name="ch8">
              <text:p>time in seconds</text:p>
            </chart:title>
            <chart:grid chart:style-name="ch9" chart:class="major"/>
          </chart:axis>
          <chart:series chart:style-name="ch10" chart:values-cell-range-address="'ST final'.I3:'ST final'.M3" chart:label-cell-address="'ST final'.H3:'ST final'.H3" chart:class="chart:line">
            <chart:data-point chart:repeated="5"/>
          </chart:series>
          <chart:series chart:style-name="ch11" chart:values-cell-range-address="'ST final'.I4:'ST final'.M4" chart:label-cell-address="'ST final'.H4:'ST final'.H4" chart:class="chart:line">
            <chart:data-point chart:repeated="5"/>
          </chart:series>
          <chart:series chart:style-name="ch12" chart:values-cell-range-address="'ST final'.I5:'ST final'.M5" chart:label-cell-address="'ST final'.H5:'ST final'.H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3 (AIDS)</text:p>
                <draw:g>
                  <svg:desc>'ST final'.I2:'ST final'.M2</svg:desc>
                </draw:g>
              </table:table-cell>
              <table:table-cell office:value-type="string">
                <text:p>4337 (CAS)</text:p>
              </table:table-cell>
              <table:table-cell office:value-type="string">
                <text:p>684 (CPDB)</text:p>
              </table:table-cell>
              <table:table-cell office:value-type="string">
                <text:p>1178 (GDD)</text:p>
              </table:table-cell>
              <table:table-cell office:value-type="string">
                <text:p>4110 (NCI1)</text:p>
              </table:table-cell>
            </table:table-row>
          </table:table-header-rows>
          <table:table-rows>
            <table:table-row>
              <table:table-cell office:value-type="string">
                <text:p>MKL (TCK_ST)*</text:p>
                <draw:g>
                  <svg:desc>'ST final'.H3:'ST final'.H3</svg:desc>
                </draw:g>
              </table:table-cell>
              <table:table-cell office:value-type="float" office:value="13273.57">
                <text:p>13273.57</text:p>
                <draw:g>
                  <svg:desc>'ST final'.I3:'ST final'.M3</svg:desc>
                </draw:g>
              </table:table-cell>
              <table:table-cell office:value-type="float" office:value="280997.32">
                <text:p>280997.32</text:p>
              </table:table-cell>
              <table:table-cell office:value-type="float" office:value="1768.88">
                <text:p>1768.88</text:p>
              </table:table-cell>
              <table:table-cell office:value-type="float" office:value="5219">
                <text:p>5219</text:p>
              </table:table-cell>
              <table:table-cell office:value-type="float" office:value="233982.28">
                <text:p>233982.28</text:p>
              </table:table-cell>
            </table:table-row>
            <table:table-row>
              <table:table-cell office:value-type="string">
                <text:p>MKL (TCK_ST)</text:p>
                <draw:g>
                  <svg:desc>'ST final'.H4:'ST final'.H4</svg:desc>
                </draw:g>
              </table:table-cell>
              <table:table-cell office:value-type="float" office:value="15231.23">
                <text:p>15231.23</text:p>
                <draw:g>
                  <svg:desc>'ST final'.I4:'ST final'.M4</svg:desc>
                </draw:g>
              </table:table-cell>
              <table:table-cell office:value-type="float" office:value="299647.71">
                <text:p>299647.71</text:p>
              </table:table-cell>
              <table:table-cell office:value-type="float" office:value="2103.2">
                <text:p>2103.2</text:p>
              </table:table-cell>
              <table:table-cell office:value-type="float" office:value="5906.0099">
                <text:p>5906.0099</text:p>
              </table:table-cell>
              <table:table-cell office:value-type="float" office:value="251884.87">
                <text:p>251884.87</text:p>
              </table:table-cell>
            </table:table-row>
            <table:table-row>
              <table:table-cell office:value-type="string">
                <text:p>SVM (TCK_ST)</text:p>
                <draw:g>
                  <svg:desc>'ST final'.H5:'ST final'.H5</svg:desc>
                </draw:g>
              </table:table-cell>
              <table:table-cell office:value-type="float" office:value="29855.75">
                <text:p>29855.75</text:p>
                <draw:g>
                  <svg:desc>'ST final'.I5:'ST final'.M5</svg:desc>
                </draw:g>
              </table:table-cell>
              <table:table-cell office:value-type="float" office:value="288089.45999">
                <text:p>288089.45999</text:p>
              </table:table-cell>
              <table:table-cell office:value-type="float" office:value="7814.8899">
                <text:p>7814.8899</text:p>
              </table:table-cell>
              <table:table-cell office:value-type="float" office:value="3298.54">
                <text:p>3298.54</text:p>
              </table:table-cell>
              <table:table-cell office:value-type="float" office:value="264164.4699">
                <text:p>264164.4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2cm" svg:y="0.316cm" chart:style-name="ch2">
          <text:p>Nested 10-fold cross validation execution times</text:p>
        </chart:title>
        <chart:subtitle svg:x="6.012cm" svg:y="1.301cm" chart:style-name="ch3">
          <text:p>across 3 of 5 datasets</text:p>
        </chart:subtitle>
        <chart:legend chart:legend-position="end" svg:x="12.784cm" svg:y="3.703cm" style:legend-expansion="high" chart:style-name="ch4"/>
        <chart:plot-area chart:style-name="ch5" table:cell-range-address="'ST final_2'.H2:'ST final_2'.M5" chart:data-source-has-labels="both" svg:x="1.331cm" svg:y="2.19cm" svg:width="11.133cm" svg:height="5.649cm">
          <chartooo:coordinate-region svg:x="2.693cm" svg:y="2.389cm" svg:width="9.771cm" svg:height="4.803cm"/>
          <chart:axis chart:dimension="x" chart:name="primary-x" chart:style-name="ch6" chartooo:axis-type="auto">
            <chartooo:date-scale/>
            <chart:title svg:x="4.855cm" svg:y="8.019cm" chart:style-name="ch7">
              <text:p>number of records (dataset)</text:p>
            </chart:title>
            <chart:categories table:cell-range-address="'ST final_2'.I2:'ST final_2'.M2"/>
          </chart:axis>
          <chart:axis chart:dimension="y" chart:name="primary-y" chart:style-name="ch8">
            <chart:title svg:x="0.451cm" svg:y="6.196cm" chart:style-name="ch9">
              <text:p>time in seconds</text:p>
            </chart:title>
            <chart:grid chart:style-name="ch10" chart:class="major"/>
          </chart:axis>
          <chart:series chart:style-name="ch11" chart:values-cell-range-address="'ST final_2'.I3:'ST final_2'.M3" chart:label-cell-address="'ST final_2'.H3:'ST final_2'.H3" chart:class="chart:bar">
            <chart:data-point chart:repeated="5"/>
          </chart:series>
          <chart:series chart:style-name="ch12" chart:values-cell-range-address="'ST final_2'.I4:'ST final_2'.M4" chart:label-cell-address="'ST final_2'.H4:'ST final_2'.H4" chart:class="chart:bar">
            <chart:data-point chart:repeated="5"/>
          </chart:series>
          <chart:series chart:style-name="ch13" chart:values-cell-range-address="'ST final_2'.I5:'ST final_2'.M5" chart:label-cell-address="'ST final_2'.H5:'ST final_2'.H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3 (AIDS)</text:p>
                <draw:g>
                  <svg:desc>'ST final_2'.I2:'ST final_2'.M2</svg:desc>
                </draw:g>
              </table:table-cell>
              <table:table-cell office:value-type="string">
                <text:p>4337 (CAS)</text:p>
              </table:table-cell>
              <table:table-cell office:value-type="string">
                <text:p>684 (CPDB)</text:p>
              </table:table-cell>
              <table:table-cell office:value-type="string">
                <text:p>1178 (GDD)</text:p>
              </table:table-cell>
              <table:table-cell office:value-type="string">
                <text:p>4110 (NCI1)</text:p>
              </table:table-cell>
            </table:table-row>
          </table:table-header-rows>
          <table:table-rows>
            <table:table-row>
              <table:table-cell office:value-type="string">
                <text:p>MKL (TCK_ST)*</text:p>
                <draw:g>
                  <svg:desc>'ST final_2'.H3:'ST final_2'.H3</svg:desc>
                </draw:g>
              </table:table-cell>
              <table:table-cell office:value-type="float" office:value="10235.5">
                <text:p>10235.5</text:p>
                <draw:g>
                  <svg:desc>'ST final_2'.I3:'ST final_2'.M3</svg:desc>
                </draw:g>
              </table:table-cell>
              <table:table-cell office:value-type="float" office:value="217526.46">
                <text:p>217526.46</text:p>
              </table:table-cell>
              <table:table-cell office:value-type="float" office:value="1347.84">
                <text:p>1347.84</text:p>
              </table:table-cell>
              <table:table-cell office:value-type="float" office:value="4027.45">
                <text:p>4027.45</text:p>
              </table:table-cell>
              <table:table-cell office:value-type="float" office:value="182243.92">
                <text:p>182243.92</text:p>
              </table:table-cell>
            </table:table-row>
            <table:table-row>
              <table:table-cell office:value-type="string">
                <text:p>MKL (TCK_ST)</text:p>
                <draw:g>
                  <svg:desc>'ST final_2'.H4:'ST final_2'.H4</svg:desc>
                </draw:g>
              </table:table-cell>
              <table:table-cell office:value-type="float" office:value="11799.46">
                <text:p>11799.46</text:p>
                <draw:g>
                  <svg:desc>'ST final_2'.I4:'ST final_2'.M4</svg:desc>
                </draw:g>
              </table:table-cell>
              <table:table-cell office:value-type="float" office:value="229147.23">
                <text:p>229147.23</text:p>
              </table:table-cell>
              <table:table-cell office:value-type="float" office:value="1601.27">
                <text:p>1601.27</text:p>
              </table:table-cell>
              <table:table-cell office:value-type="float" office:value="4552.36">
                <text:p>4552.36</text:p>
              </table:table-cell>
              <table:table-cell office:value-type="float" office:value="198607.11">
                <text:p>198607.11</text:p>
              </table:table-cell>
            </table:table-row>
            <table:table-row>
              <table:table-cell office:value-type="string">
                <text:p>SVM (TCK_ST)</text:p>
                <draw:g>
                  <svg:desc>'ST final_2'.H5:'ST final_2'.H5</svg:desc>
                </draw:g>
              </table:table-cell>
              <table:table-cell office:value-type="float" office:value="29855.75">
                <text:p>29855.75</text:p>
                <draw:g>
                  <svg:desc>'ST final_2'.I5:'ST final_2'.M5</svg:desc>
                </draw:g>
              </table:table-cell>
              <table:table-cell office:value-type="float" office:value="288089.45999">
                <text:p>288089.45999</text:p>
              </table:table-cell>
              <table:table-cell office:value-type="float" office:value="7814.8899">
                <text:p>7814.8899</text:p>
              </table:table-cell>
              <table:table-cell office:value-type="float" office:value="3298.54">
                <text:p>3298.54</text:p>
              </table:table-cell>
              <table:table-cell office:value-type="float" office:value="264164.4699">
                <text:p>264164.4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